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4.083cm"/>
    </style:style>
    <style:style style:family="table-column" style:name="co3">
      <style:table-column-properties fo:break-before="auto" style:column-width="0.727cm"/>
    </style:style>
    <style:style style:family="table-column" style:name="co4">
      <style:table-column-properties fo:break-before="auto" style:column-width="1.453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1.147cm"/>
    </style:style>
    <style:style style:family="table-column" style:name="co8">
      <style:table-column-properties fo:break-before="auto" style:column-width="3.10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73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Onbewoonde_20_huizen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Normal_5f_Sheet1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Normal_5f_Sheet1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Normal_5f_Sheet1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Normal_5f_Sheet1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</style:style>
    <style:style style:family="table-cell" style:parent-style-name="Normal_5f_Sheet1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Normal_5f_Sheet1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Onbewoonde huizen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4"/>
        <table:table-column table:style-name="co5" table:default-cell-style-name="ce2" table:number-columns-repeated="2"/>
        <table:table-column table:style-name="co6" table:default-cell-style-name="Default" table:number-columns-repeated="12"/>
        <table:table-column table:style-name="co7" table:default-cell-style-name="ce32" table:number-columns-repeated="5"/>
        <table:table-column table:style-name="co8" table:default-cell-style-name="ce32"/>
        <table:table-column table:style-name="co6" table:default-cell-style-name="Default" table:number-columns-repeated="997"/>
        <table:table-row table:style-name="ro1">
          <table:table-cell ns41:value-type="string" table:style-name="TL Title" office:value-type="string">
            <text:p>TWEEDE GEDEELTE - BESTEMMING DER ONBEWOONDE HUIZEN</text:p>
          </table:table-cell>
          <table:table-cell table:style-name="ce9"/>
          <table:table-cell table:style-name="ce14"/>
          <table:table-cell table:style-name="ce17" table:number-columns-repeated="6"/>
          <table:table-cell table:style-name="ce9" table:number-columns-repeated="12"/>
          <table:table-cell table:style-name="ce31" table:number-columns-repeated="5"/>
          <table:table-cell table:style-name="ce42"/>
          <table:table-cell table:number-columns-repeated="997"/>
        </table:table-row>
        <table:table-row table:style-name="ro1">
          <table:table-cell/>
          <table:table-cell table:style-name="ce10"/>
          <table:table-cell table:style-name="ce15" table:number-columns-repeated="6"/>
          <table:table-cell table:style-name="ce27"/>
          <table:table-cell table:style-name="ce25" table:number-columns-repeated="12"/>
          <table:table-cell table:number-columns-repeated="1003"/>
        </table:table-row>
        <table:table-row table:style-name="ro2">
          <table:table-cell ns41:value-type="string" table:number-rows-spanned="4" table:style-name="TL RowProperty" table:number-columns-spanned="1" office:value-type="string">
            <text:p>PROVINCIES</text:p>
          </table:table-cell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6"/>
          <table:table-cell ns41:value-type="string" table:number-rows-spanned="4" table:style-name="TL ColHeader" table:number-columns-spanned="1" office:value-type="string">
            <text:p>Woonhuizen.</text:p>
          </table:table-cell>
          <table:table-cell ns41:value-type="string" table:number-rows-spanned="4" table:style-name="TL ColHeader" table:number-columns-spanned="1" office:value-type="string">
            <text:p>Kerken en kapellen.</text:p>
          </table:table-cell>
          <table:table-cell ns41:value-type="string" table:number-rows-spanned="4" table:style-name="TL ColHeader" table:number-columns-spanned="1" office:value-type="string">
            <text:p>Scholen.</text:p>
          </table:table-cell>
          <table:table-cell ns41:value-type="string" table:number-rows-spanned="4" table:style-name="TL ColHeader" table:number-columns-spanned="1" office:value-type="string">
            <text:p>Kantoren.</text:p>
          </table:table-cell>
          <table:table-cell ns41:value-type="string" table:number-rows-spanned="4" table:style-name="TL ColHeader" table:number-columns-spanned="1" office:value-type="string">
            <text:p>Fabrieken, enz.</text:p>
          </table:table-cell>
          <table:table-cell ns41:value-type="string" table:number-rows-spanned="4" table:style-name="TL ColHeader" table:number-columns-spanned="1" office:value-type="string">
            <text:p>Smederijen.</text:p>
          </table:table-cell>
          <table:table-cell ns41:value-type="string" table:number-rows-spanned="4" table:style-name="TL ColHeader" table:number-columns-spanned="1" office:value-type="string">
            <text:p>Bakkerijen.</text:p>
          </table:table-cell>
          <table:table-cell ns41:value-type="string" table:number-rows-spanned="4" table:style-name="TL ColHeader" table:number-columns-spanned="1" office:value-type="string">
            <text:p>Stokerijen, brouwerijen en grutterijen.</text:p>
          </table:table-cell>
          <table:table-cell ns41:value-type="string" table:number-rows-spanned="4" table:style-name="TL ColHeader" table:number-columns-spanned="1" office:value-type="string">
            <text:p>Werkplaatsen.</text:p>
          </table:table-cell>
          <table:table-cell ns41:value-type="string" table:number-rows-spanned="4" table:style-name="TL ColHeader" table:number-columns-spanned="1" office:value-type="string">
            <text:p>Pakhuizen.</text:p>
          </table:table-cell>
          <table:table-cell ns41:value-type="string" table:number-rows-spanned="4" table:style-name="TL ColHeader" table:number-columns-spanned="1" office:value-type="string">
            <text:p>Lootsen.</text:p>
          </table:table-cell>
          <table:table-cell ns41:value-type="string" table:number-rows-spanned="4" table:style-name="TL ColHeader" table:number-columns-spanned="1" office:value-type="string">
            <text:p>Schuren.</text:p>
          </table:table-cell>
          <table:table-cell ns41:value-type="string" table:number-rows-spanned="4" table:style-name="TL ColHeader" table:number-columns-spanned="1" office:value-type="string">
            <text:p>Hutten.</text:p>
          </table:table-cell>
          <table:table-cell ns41:value-type="string" table:number-rows-spanned="4" table:style-name="TL ColHeader" table:number-columns-spanned="1" office:value-type="string">
            <text:p>Stallen en koetshuizen.</text:p>
          </table:table-cell>
          <table:table-cell ns41:value-type="string" table:number-rows-spanned="4" table:style-name="TL ColHeader" table:number-columns-spanned="1" office:value-type="string">
            <text:p>Tuinhuizen.</text:p>
          </table:table-cell>
          <table:table-cell ns41:value-type="string" table:number-rows-spanned="4" table:style-name="TL ColHeader" table:number-columns-spanned="1" office:value-type="string">
            <text:p>Molens.</text:p>
          </table:table-cell>
          <table:table-cell ns41:value-type="string" table:number-rows-spanned="4" table:style-name="TL ColHeader" table:number-columns-spanned="1" office:value-type="string">
            <text:p>Gebouwen van verschillenden aard.</text:p>
          </table:table-cell>
          <table:table-cell ns41:value-type="string" table:number-rows-spanned="4" table:style-name="TL ColHeader" table:number-columns-spanned="1" office:value-type="string">
            <text:p>Totaal onbewoonde huizen.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9" table:number-columns-spanned="1" office:value-type="string">
            <text:p>Tabel</text:p>
          </table:table-cell>
          <table:table-cell ns41:value-type="string" table:number-rows-spanned="4" table:style-name="ce39" table:number-columns-spanned="1" office:value-type="string">
            <text:p>Pagina links</text:p>
          </table:table-cell>
          <table:table-cell ns41:value-type="string" table:number-rows-spanned="4" table:style-name="ce39" table:number-columns-spanned="1" office:value-type="string">
            <text:p>Pagina rechts</text:p>
          </table:table-cell>
          <table:table-cell ns41:value-type="string" table:number-rows-spanned="4" table:style-name="ce39" table:number-columns-spanned="1" office:value-type="string">
            <text:p>Provincie</text:p>
          </table:table-cell>
          <table:table-cell ns41:value-type="string" table:number-rows-spanned="4" table:style-name="ce43" table:number-columns-spanned="1" office:value-type="string">
            <text:p>Image nr.</text:p>
          </table:table-cell>
          <table:table-cell table:style-name="ce49" table:number-columns-repeated="997"/>
        </table:table-row>
        <table:table-row table:style-name="ro2">
          <table:covered-table-cell table:style-name="TL RowProperty" table:number-columns-repeated="2"/>
          <table:table-cell table:style-name="ce16"/>
          <table:covered-table-cell table:style-name="ce19"/>
          <table:covered-table-cell table:style-name="TL ColHeader" table:number-columns-repeated="16"/>
          <table:covered-table-cell table:style-name="ce29"/>
          <table:covered-table-cell table:style-name="ce34"/>
          <table:covered-table-cell table:style-name="ce40" table:number-columns-repeated="4"/>
          <table:covered-table-cell table:style-name="ce44"/>
          <table:table-cell table:style-name="ce49" table:number-columns-repeated="997"/>
        </table:table-row>
        <table:table-row table:style-name="ro2">
          <table:covered-table-cell table:style-name="TL RowProperty" table:number-columns-repeated="2"/>
          <table:table-cell table:style-name="ce16"/>
          <table:covered-table-cell table:style-name="ce19"/>
          <table:covered-table-cell table:style-name="TL ColHeader" table:number-columns-repeated="16"/>
          <table:covered-table-cell table:style-name="ce29"/>
          <table:covered-table-cell table:style-name="ce34"/>
          <table:covered-table-cell table:style-name="ce40" table:number-columns-repeated="4"/>
          <table:covered-table-cell table:style-name="ce44"/>
          <table:table-cell table:style-name="ce49" table:number-columns-repeated="997"/>
        </table:table-row>
        <table:table-row table:style-name="ro2">
          <table:covered-table-cell table:style-name="TL RowProperty" table:number-columns-repeated="2"/>
          <table:table-cell table:style-name="ce16"/>
          <table:covered-table-cell table:style-name="ce20"/>
          <table:covered-table-cell table:style-name="TL ColHeader" table:number-columns-repeated="16"/>
          <table:covered-table-cell table:style-name="ce30"/>
          <table:covered-table-cell table:style-name="ce35"/>
          <table:covered-table-cell table:style-name="ce41" table:number-columns-repeated="4"/>
          <table:covered-table-cell table:style-name="ce45"/>
          <table:table-cell table:style-name="ce49" table:number-columns-repeated="997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Aals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6" table:number-columns-repeated="5"/>
          <table:table-cell ns41:value-type="string" table:style-name="ce46" office:value-type="string">
            <text:p>3701830136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Aarle-Rixt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30136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Alem, c. a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Almkerk, c. a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6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Alphen en Riel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30136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Ande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Ast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30136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aardwij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6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aarle-Nassau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30136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akel, c. a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30136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ek en Don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6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rche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6" office:value-type="float">
            <text:p>176</text:p>
          </table:table-cell>
          <table:table-cell table:style-name="ce37" table:number-columns-repeated="5"/>
          <table:table-cell ns41:value-type="string" table:style-name="ce47" office:value-type="string">
            <text:p>3701830136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rgeijk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30136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rkel, c. a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30136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rlicum, c. a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30136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soijen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st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30136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ugen, c. a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6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ladel, c. a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oek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6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okhov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6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orkel en Schaf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30136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oxmee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6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oxtel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830136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6" office:value-type="float">
            <text:p>326</text:p>
          </table:table-cell>
          <table:table-cell table:style-name="ce37" table:number-columns-repeated="5"/>
          <table:table-cell ns41:value-type="string" table:style-name="ce47" office:value-type="string">
            <text:p>3701830136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ud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30136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Capell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6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Chaa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Cromvoirt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6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Cuijk, c. a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30136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eurne, c. a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table:style-name="ce37" table:number-columns-repeated="5"/>
          <table:table-cell ns41:value-type="string" table:style-name="ce47" office:value-type="string">
            <text:p>3701830136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eursen, c. a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ieden, c. a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6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iess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30136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inteloord, c. a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inther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ommelen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30136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o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6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rongelen, c. a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30136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run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6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uizel, c. a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6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ungen (den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6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ussen, c. a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4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ers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4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8301360104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mmikhoven, c. a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4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mpel, c. a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60104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ngel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60105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rp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301360105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sch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60105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sch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60105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tten en Leur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830137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Fijnaart, c. a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30137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assel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7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ertruidenberg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30137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ff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7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ldrop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30137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rt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table:style-name="ce37" table:number-columns-repeated="5"/>
          <table:table-cell ns41:value-type="string" table:style-name="ce47" office:value-type="string">
            <text:p>3701830137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stel, c. a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30137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iess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7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ilze en Rij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inneken, c. a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830137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oirl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7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rav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4" office:value-type="float">
            <text:p>94</text:p>
          </table:table-cell>
          <table:table-cell table:style-name="ce37" table:number-columns-repeated="5"/>
          <table:table-cell ns41:value-type="string" table:style-name="ce47" office:value-type="string">
            <text:p>3701830137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Gravemo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30137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aa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7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alster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ap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7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dikhui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30137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esbeen, c. a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7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esch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30137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eswij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7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ez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4" office:value-type="float">
            <text:p>64</text:p>
          </table:table-cell>
          <table:table-cell table:style-name="ce37" table:number-columns-repeated="5"/>
          <table:table-cell ns41:value-type="string" table:style-name="ce47" office:value-type="string">
            <text:p>3701830137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lvoir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rp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7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rpt, c. a.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30137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2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7" office:value-type="float">
            <text:p>417</text:p>
          </table:table-cell>
          <table:table-cell table:style-name="ce37" table:number-columns-repeated="5"/>
          <table:table-cell ns41:value-type="string" table:style-name="ce47" office:value-type="string">
            <text:p>3701830137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usd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5" office:value-type="float">
            <text:p>105</text:p>
          </table:table-cell>
          <table:table-cell table:style-name="ce37" table:number-columns-repeated="5"/>
          <table:table-cell ns41:value-type="string" table:style-name="ce47" office:value-type="string">
            <text:p>3701830137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ilvarenbee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oeven, c. a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oogeloon, c. a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30137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ooge- en Lagemierd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30137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uiber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7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uisseling, c. a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7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Klunder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30137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Leen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7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Liempd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7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Lierop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7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Lieshou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7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Linden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7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Lith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830137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Lithoijen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7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Loonopzand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30137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Luiksgeste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Maarheez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70104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Maashees, c. a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301370104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Made, c. a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70104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Meeuwen, c. a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70104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Megen, c. a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301370104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t. Michiels Gestel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table:style-name="ce37" table:number-columns-repeated="5"/>
          <table:table-cell ns41:value-type="string" table:style-name="ce47" office:value-type="string">
            <text:p>37018301370105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Mierlo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301370105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Mil, c. a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301370105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Moergestel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301370105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Nieuwkuik, c. a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40138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Nieuw-Vosmee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40138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Nistelro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Nulan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8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Nuenen, c. a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40138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t. Oedenrode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840138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effel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40138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erl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40138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ijen, c. a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40138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irschot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 table:number-columns-repeated="16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40138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isterwij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40138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ostelbeers, c. a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8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osterhout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40138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ploo, c. a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5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ss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840138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ssendrech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ud- en Nieuw-Gastel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8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udenbosch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40138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udheusden, c. a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40138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Princenhag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16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8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Putt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8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Raamsdon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40138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Ravenstei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40138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Reek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40138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Reusel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40138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Riethov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40138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Rosendaal, c. a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40138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Rosmal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Rucph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40138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Rijsbergen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40138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Rijswij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8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ambee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8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chaijk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40138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chijndel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40138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oerendonk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40138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omer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40138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on, c. a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40138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pran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8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tanddaarbuit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8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teenbergen, c. a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table:style-name="ce37" table:number-columns-repeated="5"/>
          <table:table-cell ns41:value-type="string" table:style-name="ce47" office:value-type="string">
            <text:p>3701840138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tiphou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8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tratu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40138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Strijp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40138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Terheijd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Tetering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401380104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" office:value-type="float">
            <text:p>61</text:p>
          </table:table-cell>
          <table:table-cell table:style-name="ce37" table:number-columns-repeated="5"/>
          <table:table-cell ns41:value-type="string" table:style-name="ce47" office:value-type="string">
            <text:p>37018401380104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Tongelr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401380104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Uden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8" office:value-type="float">
            <text:p>108</text:p>
          </table:table-cell>
          <table:table-cell table:style-name="ce37" table:number-columns-repeated="5"/>
          <table:table-cell ns41:value-type="string" table:style-name="ce47" office:value-type="string">
            <text:p>37018401380104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Udenhout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401380104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alkenswaar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401380105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e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401380105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eghel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401380105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eldhoven, c. a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5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elp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40139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essem, c. a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40139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ierlingsbe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40139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lierden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9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lijm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40139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rijhoeve Capelle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40139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ught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40139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aalr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40139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aalwijk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2" office:value-type="float">
            <text:p>82</text:p>
          </table:table-cell>
          <table:table-cell table:style-name="ce37" table:number-columns-repeated="5"/>
          <table:table-cell ns41:value-type="string" table:style-name="ce47" office:value-type="string">
            <text:p>3701840139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anrooij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9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aspi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9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erken, c. a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40139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erken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40139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esterhov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40139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illemstad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840139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oensdrech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9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oensel, c. a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40139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oudrichem, c. a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840139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ouw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40139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Wijk, c. a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9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Zeelan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9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Zeels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40139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Zes gehucht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40139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Zevenberg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40139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Zundert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40139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Zwaluw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40139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515" office:value-type="float">
            <text:p>3515</text:p>
          </table:table-cell>
          <table:table-cell table:style-name="ce37" table:number-columns-repeated="5"/>
          <table:table-cell ns41:value-type="string" table:style-name="ce47" office:value-type="string">
            <text:p>3701840139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table:style-name="ce37" table:number-columns-repeated="5"/>
          <table:table-cell ns41:value-type="string" table:style-name="ce47" office:value-type="string">
            <text:p>3701850140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mmerzod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50140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ngerlo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50140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table:style-name="ce37" table:number-columns-repeated="5"/>
          <table:table-cell ns41:value-type="string" table:style-name="ce47" office:value-type="string">
            <text:p>3701850140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ppelter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50140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5" office:value-type="float">
            <text:p>505</text:p>
          </table:table-cell>
          <table:table-cell table:style-name="ce37" table:number-columns-repeated="5"/>
          <table:table-cell ns41:value-type="string" table:style-name="ce47" office:value-type="string">
            <text:p>3701850140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algoij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table:style-name="TL Data" table:number-columns-repeated="16"/>
          <table:table-cell ns41:value-type="float" table:style-name="TL Data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50140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7" office:value-type="float">
            <text:p>157</text:p>
          </table:table-cell>
          <table:table-cell table:style-name="ce37" table:number-columns-repeated="5"/>
          <table:table-cell ns41:value-type="string" table:style-name="ce47" office:value-type="string">
            <text:p>3701850140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atenbu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50140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eesd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850140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emm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50140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ergh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850140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ergh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50140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50140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eusiche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50140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ommel (Zalt-)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7" office:value-type="float">
            <text:p>147</text:p>
          </table:table-cell>
          <table:table-cell table:style-name="ce37" table:number-columns-repeated="5"/>
          <table:table-cell ns41:value-type="string" table:style-name="ce47" office:value-type="string">
            <text:p>3701850140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orculo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6" office:value-type="float">
            <text:p>66</text:p>
          </table:table-cell>
          <table:table-cell table:style-name="ce37" table:number-columns-repeated="5"/>
          <table:table-cell ns41:value-type="string" table:style-name="ce47" office:value-type="string">
            <text:p>3701850140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rak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50140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rumm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85" office:value-type="float">
            <text:p>85</text:p>
          </table:table-cell>
          <table:table-cell table:style-name="ce37" table:number-columns-repeated="5"/>
          <table:table-cell ns41:value-type="string" table:style-name="ce47" office:value-type="string">
            <text:p>3701850140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ur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850140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uurmals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50140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Culenborg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55" office:value-type="float">
            <text:p>55</text:p>
          </table:table-cell>
          <table:table-cell table:style-name="ce37" table:number-columns-repeated="5"/>
          <table:table-cell ns41:value-type="string" table:style-name="ce47" office:value-type="string">
            <text:p>3701850140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eil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table:style-name="TL Data" table:number-columns-repeated="16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50140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idam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50140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inxperlo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850140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odew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50140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8" office:value-type="float">
            <text:p>138</text:p>
          </table:table-cell>
          <table:table-cell table:style-name="ce37" table:number-columns-repeated="5"/>
          <table:table-cell ns41:value-type="string" table:style-name="ce47" office:value-type="string">
            <text:p>3701850140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oetinchem (Ambt)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50140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oetinchem (Stad)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" office:value-type="float">
            <text:p>47</text:p>
          </table:table-cell>
          <table:table-cell table:style-name="ce37" table:number-columns-repeated="5"/>
          <table:table-cell ns41:value-type="string" table:style-name="ce47" office:value-type="string">
            <text:p>3701850140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oornspijk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 table:number-columns-repeated="16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50140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oorwerth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850140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reum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50140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riel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50140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rut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50140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uiven</text:p>
          </table:table-cell>
          <table:table-cell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50140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chteld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50140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table:style-name="ce37" table:number-columns-repeated="5"/>
          <table:table-cell ns41:value-type="string" table:style-name="ce47" office:value-type="string">
            <text:p>3701850140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iberg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50140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3" office:value-type="float">
            <text:p>73</text:p>
          </table:table-cell>
          <table:table-cell table:style-name="ce37" table:number-columns-repeated="5"/>
          <table:table-cell ns41:value-type="string" table:style-name="ce47" office:value-type="string">
            <text:p>3701850140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850140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table:style-name="ce37" table:number-columns-repeated="5"/>
          <table:table-cell ns41:value-type="string" table:style-name="ce47" office:value-type="string">
            <text:p>3701850141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rmelo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table:style-name="ce37" table:number-columns-repeated="5"/>
          <table:table-cell ns41:value-type="string" table:style-name="ce47" office:value-type="string">
            <text:p>3701850141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st en Opijn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50141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wij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50141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amer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50141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ldermals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50141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ndring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50141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nt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50141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orssel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50141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50141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table:style-name="ce37" table:number-columns-repeated="5"/>
          <table:table-cell ns41:value-type="string" table:style-name="ce47" office:value-type="string">
            <text:p>3701850141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aaft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50141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arderwijk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1" office:value-type="float">
            <text:p>91</text:p>
          </table:table-cell>
          <table:table-cell table:style-name="ce37" table:number-columns-repeated="5"/>
          <table:table-cell ns41:value-type="string" table:style-name="ce47" office:value-type="string">
            <text:p>3701850141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atle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50141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ed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50141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eerde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850141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eerewaard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50141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emmen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50141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50141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erwen en Aerd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50141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erwijn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50141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eter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850141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eum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50141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oevelak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50141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orss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50141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uiss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50141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ummelo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50141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urwen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50141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Kerkwij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50141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Keste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50141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50141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Lichtenvoor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850141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Liend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50141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table:style-name="ce37" table:number-columns-repeated="5"/>
          <table:table-cell ns41:value-type="string" table:style-name="ce47" office:value-type="string">
            <text:p>3701850141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Maurik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50141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Mill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50141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ederhemer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50141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ee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50141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50141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3" office:value-type="float">
            <text:p>273</text:p>
          </table:table-cell>
          <table:table-cell table:style-name="ce37" table:number-columns-repeated="5"/>
          <table:table-cell ns41:value-type="string" table:style-name="ce47" office:value-type="string">
            <text:p>3701850141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60142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Ophemer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60142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Overassel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60142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Pannerd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60142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Poederoij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60142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60142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3" office:value-type="float">
            <text:p>213</text:p>
          </table:table-cell>
          <table:table-cell table:style-name="ce37" table:number-columns-repeated="5"/>
          <table:table-cell ns41:value-type="string" table:style-name="ce47" office:value-type="string">
            <text:p>3701860142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ce37" table:number-columns-repeated="5"/>
          <table:table-cell ns41:value-type="string" table:style-name="ce47" office:value-type="string">
            <text:p>3701860142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Rosendaa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60142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Rossum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60142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2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2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Steende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table:style-name="ce37" table:number-columns-repeated="5"/>
          <table:table-cell ns41:value-type="string" table:style-name="ce47" office:value-type="string">
            <text:p>3701860142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8" office:value-type="float">
            <text:p>248</text:p>
          </table:table-cell>
          <table:table-cell table:style-name="ce37" table:number-columns-repeated="5"/>
          <table:table-cell ns41:value-type="string" table:style-name="ce47" office:value-type="string">
            <text:p>3701860142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Ubbergen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860142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Valburg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60142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Vari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60142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497" office:value-type="float">
            <text:p>497</text:p>
          </table:table-cell>
          <table:table-cell table:style-name="ce37" table:number-columns-repeated="5"/>
          <table:table-cell ns41:value-type="string" table:style-name="ce47" office:value-type="string">
            <text:p>3701860142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Vorden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60142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Vu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60142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aardenburg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60142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adenoij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60142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" office:value-type="float">
            <text:p>88</text:p>
          </table:table-cell>
          <table:table-cell table:style-name="ce37" table:number-columns-repeated="5"/>
          <table:table-cell ns41:value-type="string" table:style-name="ce47" office:value-type="string">
            <text:p>3701860142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ame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60142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arnsveld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60142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eh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60142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estervoor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2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interswijk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table:style-name="ce37" table:number-columns-repeated="5"/>
          <table:table-cell ns41:value-type="string" table:style-name="ce47" office:value-type="string">
            <text:p>3701860142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isch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860142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5" office:value-type="float">
            <text:p>235</text:p>
          </table:table-cell>
          <table:table-cell table:style-name="ce37" table:number-columns-repeated="5"/>
          <table:table-cell ns41:value-type="string" table:style-name="ce47" office:value-type="string">
            <text:p>3701860142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IJzendoor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60142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elhe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60142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evenaar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60142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oel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2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iliche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2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3" office:value-type="float">
            <text:p>233</text:p>
          </table:table-cell>
          <table:table-cell table:style-name="ce37" table:number-columns-repeated="5"/>
          <table:table-cell ns41:value-type="string" table:style-name="ce47" office:value-type="string">
            <text:p>3701860142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5418" office:value-type="float">
            <text:p>5418</text:p>
          </table:table-cell>
          <table:table-cell table:style-name="ce37" table:number-columns-repeated="5"/>
          <table:table-cell ns41:value-type="string" table:style-name="ce47" office:value-type="string">
            <text:p>3701860142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ar (Ter)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60143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arlanderveen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860143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bbenbro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60143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lblas (Oud-)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60143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lblasserdam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5" office:value-type="float">
            <text:p>75</text:p>
          </table:table-cell>
          <table:table-cell table:style-name="ce37" table:number-columns-repeated="5"/>
          <table:table-cell ns41:value-type="string" table:style-name="ce47" office:value-type="string">
            <text:p>3701860143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lkema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860143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lphen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table:style-name="ce37" table:number-columns-repeated="5"/>
          <table:table-cell ns41:value-type="string" table:style-name="ce47" office:value-type="string">
            <text:p>3701860143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meide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9" office:value-type="float">
            <text:p>59</text:p>
          </table:table-cell>
          <table:table-cell table:style-name="ce37" table:number-columns-repeated="5"/>
          <table:table-cell ns41:value-type="string" table:style-name="ce47" office:value-type="string">
            <text:p>3701860143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mmersto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60143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rk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60143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spe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60143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arendrecht (Oost- en W.-)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860143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arwoutswaarde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60143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eijerland (Nieuw-)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60143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eijerland (Oud-)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8" office:value-type="float">
            <text:p>78</text:p>
          </table:table-cell>
          <table:table-cell table:style-name="ce37" table:number-columns-repeated="5"/>
          <table:table-cell ns41:value-type="string" table:style-name="ce47" office:value-type="string">
            <text:p>3701860143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eijerland (Zuid-)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3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enthui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60143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ergambach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60143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ergschenhoek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60143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erkel en Rodenrij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60143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erkenwoude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60143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leiswij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60143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leskensgraaf en Hofwe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60143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odegrav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60143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ommel (den)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" office:value-type="float">
            <text:p>51</text:p>
          </table:table-cell>
          <table:table-cell table:style-name="ce37" table:number-columns-repeated="5"/>
          <table:table-cell ns41:value-type="string" table:style-name="ce47" office:value-type="string">
            <text:p>3701860143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oskoop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60143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randwij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60143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rielle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7" office:value-type="float">
            <text:p>207</text:p>
          </table:table-cell>
          <table:table-cell table:style-name="ce37" table:number-columns-repeated="5"/>
          <table:table-cell ns41:value-type="string" table:style-name="ce47" office:value-type="string">
            <text:p>3701860143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roe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60143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Capelle aan den IJssel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" office:value-type="float">
            <text:p>53</text:p>
          </table:table-cell>
          <table:table-cell table:style-name="ce37" table:number-columns-repeated="5"/>
          <table:table-cell ns41:value-type="string" table:style-name="ce47" office:value-type="string">
            <text:p>3701860143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Charlois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table:style-name="ce37" table:number-columns-repeated="5"/>
          <table:table-cell ns41:value-type="string" table:style-name="ce47" office:value-type="string">
            <text:p>3701860143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elfshav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3" office:value-type="float">
            <text:p>193</text:p>
          </table:table-cell>
          <table:table-cell table:style-name="ce37" table:number-columns-repeated="5"/>
          <table:table-cell ns41:value-type="string" table:style-name="ce47" office:value-type="string">
            <text:p>3701860143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63" office:value-type="float">
            <text:p>863</text:p>
          </table:table-cell>
          <table:table-cell table:style-name="ce37" table:number-columns-repeated="5"/>
          <table:table-cell ns41:value-type="string" table:style-name="ce47" office:value-type="string">
            <text:p>3701860143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irkslan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60143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61" office:value-type="float">
            <text:p>761</text:p>
          </table:table-cell>
          <table:table-cell table:style-name="ce37" table:number-columns-repeated="5"/>
          <table:table-cell ns41:value-type="string" table:style-name="ce47" office:value-type="string">
            <text:p>3701860143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ubbeldam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table:style-name="ce37" table:number-columns-repeated="5"/>
          <table:table-cell ns41:value-type="string" table:style-name="ce47" office:value-type="string">
            <text:p>3701860143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Everdingen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60143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ervlie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60143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iessenda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60143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iessen-Nieuwker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60143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edereed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6" office:value-type="float">
            <text:p>56</text:p>
          </table:table-cell>
          <table:table-cell table:style-name="ce37" table:number-columns-repeated="5"/>
          <table:table-cell ns41:value-type="string" table:style-name="ce47" office:value-type="string">
            <text:p>3701860143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31" office:value-type="float">
            <text:p>831</text:p>
          </table:table-cell>
          <table:table-cell table:style-name="ce37" table:number-columns-repeated="5"/>
          <table:table-cell ns41:value-type="string" table:style-name="ce47" office:value-type="string">
            <text:p>3701860143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75" office:value-type="float">
            <text:p>775</text:p>
          </table:table-cell>
          <table:table-cell table:style-name="ce37" table:number-columns-repeated="5"/>
          <table:table-cell ns41:value-type="string" table:style-name="ce47" office:value-type="string">
            <text:p>3701860143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uderak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60143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udriaa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601430104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udsw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601430104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deel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1" office:value-type="float">
            <text:p>121</text:p>
          </table:table-cell>
          <table:table-cell table:style-name="ce37" table:number-columns-repeated="5"/>
          <table:table-cell ns41:value-type="string" table:style-name="ce47" office:value-type="string">
            <text:p>37018601430104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</text:p>
          </table:table-cell>
          <table:table-cell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87" office:value-type="float">
            <text:p>1087</text:p>
          </table:table-cell>
          <table:table-cell table:style-name="ce37" table:number-columns-repeated="5"/>
          <table:table-cell ns41:value-type="string" table:style-name="ce47" office:value-type="string">
            <text:p>37018601430104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zande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8601430104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root-Amm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601430105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aastrecht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8601430105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agestei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601430105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ardinxveld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8601430105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870144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envlie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870144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erjansdam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70144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i- en Boeicop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4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inenoo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70144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kelingen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70144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kendorp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70144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llevoetslui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70144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lvoet (Nieuw-)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4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ndrik-Ido-Ambacht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70144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rk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70144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eukelu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70144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illegersberg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870144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illegom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70144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of van Delft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70144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oogbloklan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70144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oogvlie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Hoornaa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4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Katendrech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70144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Katwij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2" office:value-type="float">
            <text:p>72</text:p>
          </table:table-cell>
          <table:table-cell table:style-name="ce37" table:number-columns-repeated="5"/>
          <table:table-cell ns41:value-type="string" table:style-name="ce47" office:value-type="string">
            <text:p>3701870144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Kediche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4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Kethel en Spaland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70144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Klaaswaal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Koudekerk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870144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Kralingen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9" office:value-type="float">
            <text:p>89</text:p>
          </table:table-cell>
          <table:table-cell table:style-name="ce37" table:number-columns-repeated="5"/>
          <table:table-cell ns41:value-type="string" table:style-name="ce47" office:value-type="string">
            <text:p>3701870144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Krimpen aan de L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870144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Krimpen aan den IJssel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70144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angera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4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erbroe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4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erdam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6" office:value-type="float">
            <text:p>56</text:p>
          </table:table-cell>
          <table:table-cell table:style-name="ce37" table:number-columns-repeated="5"/>
          <table:table-cell ns41:value-type="string" table:style-name="ce47" office:value-type="string">
            <text:p>3701870144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kkerkerk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870144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kkerland (Nieuw-)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70144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xmond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 table:number-columns-repeated="16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659" office:value-type="float">
            <text:p>1659</text:p>
          </table:table-cell>
          <table:table-cell table:style-name="ce37" table:number-columns-repeated="5"/>
          <table:table-cell ns41:value-type="string" table:style-name="ce47" office:value-type="string">
            <text:p>3701870144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rdorp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870144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ier (de)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indt (Groote)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70144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iss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70144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oosduin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70144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aasda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aasland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870144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aassluis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" office:value-type="float">
            <text:p>58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2" office:value-type="float">
            <text:p>152</text:p>
          </table:table-cell>
          <table:table-cell table:style-name="ce37" table:number-columns-repeated="5"/>
          <table:table-cell ns41:value-type="string" table:style-name="ce47" office:value-type="string">
            <text:p>3701870144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athenes (Oud- en Nieuw-)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5" office:value-type="float">
            <text:p>75</text:p>
          </table:table-cell>
          <table:table-cell table:style-name="ce37" table:number-columns-repeated="5"/>
          <table:table-cell ns41:value-type="string" table:style-name="ce47" office:value-type="string">
            <text:p>3701870144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eerker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style-name="ce37" table:number-columns-repeated="5"/>
          <table:table-cell ns41:value-type="string" table:style-name="ce47" office:value-type="string">
            <text:p>3701870144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elissan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4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6" office:value-type="float">
            <text:p>136</text:p>
          </table:table-cell>
          <table:table-cell table:style-name="ce37" table:number-columns-repeated="5"/>
          <table:table-cell ns41:value-type="string" table:style-name="ce47" office:value-type="string">
            <text:p>37018701440104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oercapelle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40104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olenaarsgraaf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701440104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onster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701440104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oordrecht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701440105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ijnsheerenlan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40105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aaldwijk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6"/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701440105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ieuwenhoor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701440105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ieuwerkerk aan den IJss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5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ieuwkoop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70145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ieuwlan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70145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ieuwpoor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70145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ieuwve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70145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oordeloo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5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oordwijk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70145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oordwijkerhout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70145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ootdorp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70145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Numansdorp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70145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egstgeest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870145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oltgensplaa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870145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ostvoorne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5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ttolan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5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uddorp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70145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udenhoor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5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uderkerk aan den IJssel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table:style-name="ce37" table:number-columns-repeated="5"/>
          <table:table-cell ns41:value-type="string" table:style-name="ce47" office:value-type="string">
            <text:p>3701870145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udewater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9" office:value-type="float">
            <text:p>109</text:p>
          </table:table-cell>
          <table:table-cell table:style-name="ce37" table:number-columns-repeated="5"/>
          <table:table-cell ns41:value-type="string" table:style-name="ce47" office:value-type="string">
            <text:p>3701870145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udshoor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70145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verschi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table:style-name="ce37" table:number-columns-repeated="5"/>
          <table:table-cell ns41:value-type="string" table:style-name="ce47" office:value-type="string">
            <text:p>3701870145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Papekop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5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Papendrech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70145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Perni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70145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Peursu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70145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Piershi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70145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Poortugaal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70145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Puttershoe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70145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Pijnacke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70145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eenwij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5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hoo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5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hijnsburg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70145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8" office:value-type="float">
            <text:p>88</text:p>
          </table:table-cell>
          <table:table-cell table:style-name="ce37" table:number-columns-repeated="5"/>
          <table:table-cell ns41:value-type="string" table:style-name="ce47" office:value-type="string">
            <text:p>3701870145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ietvel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70145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ckanj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70145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70" office:value-type="float">
            <text:p>970</text:p>
          </table:table-cell>
          <table:table-cell table:style-name="ce37" table:number-columns-repeated="5"/>
          <table:table-cell ns41:value-type="string" table:style-name="ce47" office:value-type="string">
            <text:p>3701870145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zenbu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5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ijnsaterwon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5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44" office:value-type="float">
            <text:p>44</text:p>
          </table:table-cell>
          <table:table-cell table:style-name="ce37" table:number-columns-repeated="5"/>
          <table:table-cell ns41:value-type="string" table:style-name="ce47" office:value-type="string">
            <text:p>3701870145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assenheim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70145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chelluinen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5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chiebroek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70145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79" office:value-type="float">
            <text:p>579</text:p>
          </table:table-cell>
          <table:table-cell table:style-name="ce37" table:number-columns-repeated="5"/>
          <table:table-cell ns41:value-type="string" table:style-name="ce47" office:value-type="string">
            <text:p>3701870145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chipluiden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70145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2" office:value-type="float">
            <text:p>182</text:p>
          </table:table-cell>
          <table:table-cell table:style-name="ce37" table:number-columns-repeated="5"/>
          <table:table-cell ns41:value-type="string" table:style-name="ce47" office:value-type="string">
            <text:p>3701870145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choonrewoe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50104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8701450104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luipwij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701450104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ommelsdijk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ns41:value-type="float" table:style-name="TL Data" office:value="104" office:value-type="float">
            <text:p>104</text:p>
          </table:table-cell>
          <table:table-cell table:style-name="TL Data" table:number-columns-repeated="5"/>
          <table:table-cell ns41:value-type="float" table:style-name="TL Data" office:value="125" office:value-type="float">
            <text:p>125</text:p>
          </table:table-cell>
          <table:table-cell table:style-name="ce37" table:number-columns-repeated="5"/>
          <table:table-cell ns41:value-type="string" table:style-name="ce47" office:value-type="string">
            <text:p>37018701450104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pijkeniss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701450104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tad aan 't Haringvliet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701450105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tei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701450105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tellenda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701450105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tolwij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701450105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tompwijk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80146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treefker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80146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trij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80146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80146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Tonge (Nieuwe)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880146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Tonge (Oude)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80146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80146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eur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80146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ian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80146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ierpol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80146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9" office:value-type="float">
            <text:p>229</text:p>
          </table:table-cell>
          <table:table-cell table:style-name="ce37" table:number-columns-repeated="5"/>
          <table:table-cell ns41:value-type="string" table:style-name="ce47" office:value-type="string">
            <text:p>3701880146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laardinger-Ambach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80146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list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80146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oorburg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880146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oorhou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80146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oorschot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80146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rijenba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880146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aarde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80146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addinxveen (Noord-)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80146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addinxveen (Zuid-)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80146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armond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80146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assenaar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table:style-name="ce37" table:number-columns-repeated="5"/>
          <table:table-cell ns41:value-type="string" table:style-name="ce47" office:value-type="string">
            <text:p>3701880146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atering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80146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eide (Langeruige-)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80146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estmaa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80146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oerden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47" office:value-type="float">
            <text:p>247</text:p>
          </table:table-cell>
          <table:table-cell table:style-name="ce37" table:number-columns-repeated="5"/>
          <table:table-cell ns41:value-type="string" table:style-name="ce47" office:value-type="string">
            <text:p>3701880146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oubrugg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80146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Wijngaar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80146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IJsselmon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80146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Zegwaard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80146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Zevenhov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80146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Zevenhuiz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80146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Zoetermeer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80146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Zoeterwoude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8" office:value-type="float">
            <text:p>98</text:p>
          </table:table-cell>
          <table:table-cell table:style-name="ce37" table:number-columns-repeated="5"/>
          <table:table-cell ns41:value-type="string" table:style-name="ce47" office:value-type="string">
            <text:p>3701880146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Zuidlan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880146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Zwammerdam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80146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Zwartewaal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80146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Zwijndrecht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3" office:value-type="float">
            <text:p>83</text:p>
          </table:table-cell>
          <table:table-cell table:style-name="ce37" table:number-columns-repeated="5"/>
          <table:table-cell ns41:value-type="string" table:style-name="ce47" office:value-type="string">
            <text:p>3701880146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31" office:value-type="float">
            <text:p>273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3730" office:value-type="float">
            <text:p>3730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3036" office:value-type="float">
            <text:p>13036</text:p>
          </table:table-cell>
          <table:table-cell table:style-name="ce37" table:number-columns-repeated="5"/>
          <table:table-cell ns41:value-type="string" table:style-name="ce47" office:value-type="string">
            <text:p>3701880146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80147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bbeker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80147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kersloo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80147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98" office:value-type="float">
            <text:p>698</text:p>
          </table:table-cell>
          <table:table-cell table:style-name="ce37" table:number-columns-repeated="5"/>
          <table:table-cell ns41:value-type="string" table:style-name="ce47" office:value-type="string">
            <text:p>3701880147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889" office:value-type="float">
            <text:p>3889</text:p>
          </table:table-cell>
          <table:table-cell table:style-name="ce37" table:number-columns-repeated="5"/>
          <table:table-cell ns41:value-type="string" table:style-name="ce47" office:value-type="string">
            <text:p>3701880147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ndij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80147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nkeve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80147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ssendelft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table:style-name="TL Data" table:number-columns-repeated="16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80147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80147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table:style-name="ce37" table:number-columns-repeated="5"/>
          <table:table-cell ns41:value-type="string" table:style-name="ce47" office:value-type="string">
            <text:p>3701880147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eemster (de)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80147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eet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80147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80147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80147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erkhou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80147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everwijk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table:style-name="ce37" table:number-columns-repeated="5"/>
          <table:table-cell ns41:value-type="string" table:style-name="ce47" office:value-type="string">
            <text:p>3701880147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laricum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80147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2" office:value-type="float">
            <text:p>92</text:p>
          </table:table-cell>
          <table:table-cell table:style-name="ce37" table:number-columns-repeated="5"/>
          <table:table-cell ns41:value-type="string" table:style-name="ce47" office:value-type="string">
            <text:p>3701880147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lokker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80147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ovenkarspel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80147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roek in Waterland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880147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roek op Langedij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80147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uiksloot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table:style-name="TL Data" table:number-columns-repeated="16"/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880147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80147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Callantsoog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80147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1" office:value-type="float">
            <text:p>71</text:p>
          </table:table-cell>
          <table:table-cell table:style-name="ce37" table:number-columns-repeated="5"/>
          <table:table-cell ns41:value-type="string" table:style-name="ce47" office:value-type="string">
            <text:p>3701880147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880147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4" office:value-type="float">
            <text:p>234</text:p>
          </table:table-cell>
          <table:table-cell table:style-name="ce37" table:number-columns-repeated="5"/>
          <table:table-cell ns41:value-type="string" table:style-name="ce47" office:value-type="string">
            <text:p>3701880147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Egmond aan Ze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880147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Egmond binnen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80147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9" office:value-type="float">
            <text:p>309</text:p>
          </table:table-cell>
          <table:table-cell table:style-name="ce37" table:number-columns-repeated="5"/>
          <table:table-cell ns41:value-type="string" table:style-name="ce47" office:value-type="string">
            <text:p>3701880147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880147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's Graveland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16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80147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80147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273" office:value-type="float">
            <text:p>1273</text:p>
          </table:table-cell>
          <table:table-cell table:style-name="ce37" table:number-columns-repeated="5"/>
          <table:table-cell ns41:value-type="string" table:style-name="ce47" office:value-type="string">
            <text:p>3701880147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merliede, c. a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80147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ce37" table:number-columns-repeated="5"/>
          <table:table-cell ns41:value-type="string" table:style-name="ce47" office:value-type="string">
            <text:p>3701880147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renkarsp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80147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0" office:value-type="float">
            <text:p>80</text:p>
          </table:table-cell>
          <table:table-cell table:style-name="ce37" table:number-columns-repeated="5"/>
          <table:table-cell ns41:value-type="string" table:style-name="ce47" office:value-type="string">
            <text:p>3701880147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table:style-name="ce37" table:number-columns-repeated="5"/>
          <table:table-cell ns41:value-type="string" table:style-name="ce47" office:value-type="string">
            <text:p>3701880147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eerhugowaard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80147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eilo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80147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elder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table:style-name="ce37" table:number-columns-repeated="5"/>
          <table:table-cell ns41:value-type="string" table:style-name="ce47" office:value-type="string">
            <text:p>3701880147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ensbroe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880147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8801470104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gkarsp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801470104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gwou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801470104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24" office:value-type="float">
            <text:p>524</text:p>
          </table:table-cell>
          <table:table-cell table:style-name="ce37" table:number-columns-repeated="5"/>
          <table:table-cell ns41:value-type="string" table:style-name="ce47" office:value-type="string">
            <text:p>37018801470104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utrijk en Polan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801470104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801470105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Ilpenda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801470105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table:style-name="TL Data" table:number-columns-repeated="16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801470105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Katwoude</text:p>
          </table:table-cell>
          <table:table-cell/>
          <table:table-cell table:style-name="TL Data"/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801470105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Koudij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8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Koog a/d Zaa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" office:value-type="float">
            <text:p>103</text:p>
          </table:table-cell>
          <table:table-cell table:style-name="ce37" table:number-columns-repeated="5"/>
          <table:table-cell ns41:value-type="string" table:style-name="ce47" office:value-type="string">
            <text:p>3701890148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Kortenhoef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 table:number-columns-repeated="16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90148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Krommeni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table:style-name="ce37" table:number-columns-repeated="5"/>
          <table:table-cell ns41:value-type="string" table:style-name="ce47" office:value-type="string">
            <text:p>3701890148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Kwadij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8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90148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8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Leijmui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8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Limmen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4" office:value-type="float">
            <text:p>44</text:p>
          </table:table-cell>
          <table:table-cell table:style-name="ce37" table:number-columns-repeated="5"/>
          <table:table-cell ns41:value-type="string" table:style-name="ce47" office:value-type="string">
            <text:p>3701890148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t. Maart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90148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Mark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90148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Medemblik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4" office:value-type="float">
            <text:p>154</text:p>
          </table:table-cell>
          <table:table-cell table:style-name="ce37" table:number-columns-repeated="5"/>
          <table:table-cell ns41:value-type="string" table:style-name="ce47" office:value-type="string">
            <text:p>3701890148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Middelie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90148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Midwoud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8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Monnikendam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8" office:value-type="float">
            <text:p>128</text:p>
          </table:table-cell>
          <table:table-cell table:style-name="ce37" table:number-columns-repeated="5"/>
          <table:table-cell ns41:value-type="string" table:style-name="ce47" office:value-type="string">
            <text:p>3701890148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Muid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890148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3" office:value-type="float">
            <text:p>163</text:p>
          </table:table-cell>
          <table:table-cell table:style-name="ce37" table:number-columns-repeated="5"/>
          <table:table-cell ns41:value-type="string" table:style-name="ce47" office:value-type="string">
            <text:p>3701890148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Nederhorst den Berg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table:style-name="TL Data" table:number-columns-repeated="16"/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90148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Nibbixwou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8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90148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Nieuwe Niedorp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90148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Nieuwer Amstel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4" office:value-type="float">
            <text:p>154</text:p>
          </table:table-cell>
          <table:table-cell table:style-name="ce37" table:number-columns-repeated="5"/>
          <table:table-cell ns41:value-type="string" table:style-name="ce47" office:value-type="string">
            <text:p>3701890148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Noord-Scharwou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890148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3" office:value-type="float">
            <text:p>73</text:p>
          </table:table-cell>
          <table:table-cell table:style-name="ce37" table:number-columns-repeated="5"/>
          <table:table-cell ns41:value-type="string" table:style-name="ce47" office:value-type="string">
            <text:p>3701890148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90148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ostzaa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90148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pme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90148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pperdoes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90148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terleek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90148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udendijk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90148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ude Niedorp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90148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uder Amstel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ce37" table:number-columns-repeated="5"/>
          <table:table-cell ns41:value-type="string" table:style-name="ce47" office:value-type="string">
            <text:p>3701890148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udkarsp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" office:value-type="float">
            <text:p>59</text:p>
          </table:table-cell>
          <table:table-cell table:style-name="ce37" table:number-columns-repeated="5"/>
          <table:table-cell ns41:value-type="string" table:style-name="ce47" office:value-type="string">
            <text:p>3701890148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udorp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8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t. Pancra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90148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90148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Purmerende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office:value="4" table:style-name="TL Data" table:number-columns-repeated="3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8" office:value-type="float">
            <text:p>378</text:p>
          </table:table-cell>
          <table:table-cell table:style-name="ce37" table:number-columns-repeated="5"/>
          <table:table-cell ns41:value-type="string" table:style-name="ce47" office:value-type="string">
            <text:p>3701890148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90148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Rijp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table:style-name="ce37" table:number-columns-repeated="5"/>
          <table:table-cell ns41:value-type="string" table:style-name="ce47" office:value-type="string">
            <text:p>3701890148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90148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chellinkhou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8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chermerhor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890148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choorl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90148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cho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90148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18" office:value-type="float">
            <text:p>218</text:p>
          </table:table-cell>
          <table:table-cell table:style-name="ce37" table:number-columns-repeated="5"/>
          <table:table-cell ns41:value-type="string" table:style-name="ce47" office:value-type="string">
            <text:p>37018901480104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paarndam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8901480104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panbroek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table:style-name="TL Data" table:number-columns-repeated="16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901480104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ijbekarsp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901480104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Terschelling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6" office:value-type="float">
            <text:p>56</text:p>
          </table:table-cell>
          <table:table-cell table:style-name="ce37" table:number-columns-repeated="5"/>
          <table:table-cell ns41:value-type="string" table:style-name="ce47" office:value-type="string">
            <text:p>37018901480104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Texel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table:style-name="TL Data" table:number-columns-repeated="16"/>
          <table:table-cell ns41:value-type="float" table:style-name="TL Data" office:value="113" office:value-type="float">
            <text:p>113</text:p>
          </table:table-cell>
          <table:table-cell table:style-name="ce37" table:number-columns-repeated="5"/>
          <table:table-cell ns41:value-type="string" table:style-name="ce47" office:value-type="string">
            <text:p>37018901480105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Twisk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901480105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ce37" table:number-columns-repeated="5"/>
          <table:table-cell ns41:value-type="string" table:style-name="ce47" office:value-type="string">
            <text:p>37018901480105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table:style-name="ce37" table:number-columns-repeated="5"/>
          <table:table-cell ns41:value-type="string" table:style-name="ce47" office:value-type="string">
            <text:p>37018901480105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Urk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890149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Urse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 table:number-columns-repeated="3"/>
          <table:table-cell ns41:value-type="float" table:style-name="TL Data" office:value="91" office:value-type="float">
            <text:p>91</text:p>
          </table:table-cell>
          <table:table-cell table:style-name="ce37" table:number-columns-repeated="5"/>
          <table:table-cell ns41:value-type="string" table:style-name="ce47" office:value-type="string">
            <text:p>3701890149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Velzen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5"/>
          <table:table-cell ns41:value-type="float" table:style-name="TL Data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90149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Vorhuiz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90149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Vlieland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table:style-name="ce37" table:number-columns-repeated="5"/>
          <table:table-cell ns41:value-type="string" table:style-name="ce47" office:value-type="string">
            <text:p>3701890149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arder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9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90149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atergraafsmeer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90149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3" office:value-type="float">
            <text:p>173</text:p>
          </table:table-cell>
          <table:table-cell table:style-name="ce37" table:number-columns-repeated="5"/>
          <table:table-cell ns41:value-type="string" table:style-name="ce47" office:value-type="string">
            <text:p>3701890149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eesperkarspel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90149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ervershoofd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9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estwou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90149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estzaa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82" office:value-type="float">
            <text:p>82</text:p>
          </table:table-cell>
          <table:table-cell table:style-name="ce37" table:number-columns-repeated="5"/>
          <table:table-cell ns41:value-type="string" table:style-name="ce47" office:value-type="string">
            <text:p>3701890149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ieringen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table:style-name="ce37" table:number-columns-repeated="5"/>
          <table:table-cell ns41:value-type="string" table:style-name="ce47" office:value-type="string">
            <text:p>3701890149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9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table:style-name="TL Data" table:number-columns-repeated="16"/>
          <table:table-cell ns41:value-type="float" table:style-name="TL Data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890149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9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table:style-name="TL Data" table:number-columns-repeated="16"/>
          <table:table-cell ns41:value-type="float" table:style-name="TL Data" office:value="118" office:value-type="float">
            <text:p>118</text:p>
          </table:table-cell>
          <table:table-cell table:style-name="ce37" table:number-columns-repeated="5"/>
          <table:table-cell ns41:value-type="string" table:style-name="ce47" office:value-type="string">
            <text:p>3701890149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4" office:value-type="float">
            <text:p>154</text:p>
          </table:table-cell>
          <table:table-cell table:style-name="ce37" table:number-columns-repeated="5"/>
          <table:table-cell ns41:value-type="string" table:style-name="ce47" office:value-type="string">
            <text:p>3701890149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ijdenes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90149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ijdewormer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table:style-name="TL Data" table:number-columns-repeated="16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90149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ijk aan Zee en Dui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890149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" office:value-type="float">
            <text:p>183</text:p>
          </table:table-cell>
          <table:table-cell table:style-name="ce37" table:number-columns-repeated="5"/>
          <table:table-cell ns41:value-type="string" table:style-name="ce47" office:value-type="string">
            <text:p>3701890149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Zaandijk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2" office:value-type="float">
            <text:p>112</text:p>
          </table:table-cell>
          <table:table-cell table:style-name="ce37" table:number-columns-repeated="5"/>
          <table:table-cell ns41:value-type="string" table:style-name="ce47" office:value-type="string">
            <text:p>3701890149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90149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Zuid- en Noord-Schermer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90149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Zuid-Schalkwijk, c. a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90149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Zuid-Scharwoud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90149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table:style-name="ce37" table:number-columns-repeated="5"/>
          <table:table-cell ns41:value-type="string" table:style-name="ce47" office:value-type="string">
            <text:p>3701890149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Zijp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table:style-name="ce37" table:number-columns-repeated="5"/>
          <table:table-cell ns41:value-type="string" table:style-name="ce47" office:value-type="string">
            <text:p>3701890149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376" office:value-type="float">
            <text:p>3376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309" office:value-type="float">
            <text:p>3309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/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2201" office:value-type="float">
            <text:p>12201</text:p>
          </table:table-cell>
          <table:table-cell table:style-name="ce37" table:number-columns-repeated="5"/>
          <table:table-cell ns41:value-type="string" table:style-name="ce47" office:value-type="string">
            <text:p>3701890149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1.62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Aagtekerke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0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2.07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Aardenburg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52" office:value-type="float">
            <text:p>52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4" office:value-type="float">
            <text:p>114</text:p>
          </table:table-cell>
          <table:table-cell table:style-name="ce37" table:number-columns-repeated="5"/>
          <table:table-cell ns41:value-type="string" table:style-name="ce47" office:value-type="string">
            <text:p>3701900150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292.52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Arnemuid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00150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2.97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Axel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00150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3.42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Baarlan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00150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3.87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Biervliet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TL Data" table:number-columns-repeated="16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00150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4.32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Biggekerke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0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294.77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Bommenede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00150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5.22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Borssele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0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5.67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Boschkapell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0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6.12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Breskens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00150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6.57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Brouwershav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00150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297.02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Bruiniss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00150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7.4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Burgh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0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7.9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Cadsand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00150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8.3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Cling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table:style-name="TL Data" table:number-columns-repeated="16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00150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8.8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Colijnsplaa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00150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6cm" draw:caption-point-y="0.275cm" svg:width="3.585cm" svg:x="3.804cm" draw:caption-point-x="-0.43cm" svg:y="299.26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Dombu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00150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299.71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Dreischor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0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0.16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Driewegen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00150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0.61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Duivendijke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00150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01.06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00150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1.51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Elkerzee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00150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1.96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Ellemeet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00150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2.41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Ellewoutsdijk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00150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2.86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Fort Bath en Bath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00150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03.31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99" office:value-type="float">
            <text:p>99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3" office:value-type="float">
            <text:p>193</text:p>
          </table:table-cell>
          <table:table-cell table:style-name="ce37" table:number-columns-repeated="5"/>
          <table:table-cell ns41:value-type="string" table:style-name="ce47" office:value-type="string">
            <text:p>3701900150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3.76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Graauw en Langendijk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00150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4.21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's Gravenpolde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0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4.66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Groed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00150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5.11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Grijpskerke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0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05.56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Haamstede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00150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6.01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's Heer-Arendskerk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00150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6.46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's Heer-Abtskerke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0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6.91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's Heerenho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00150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7.36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Heill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00150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07.81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Heinkenszand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00150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8.26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Hengstdij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0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8.71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Hoedekenskerk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00150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9.16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Hoek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00150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09.61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Honteniss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00151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6cm" draw:caption-point-y="0.275cm" svg:width="3.585cm" svg:x="3.804cm" draw:caption-point-x="-0.43cm" svg:y="310.06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Hoofdplaa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00151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0.51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Hulst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0" office:value-type="float">
            <text:p>70</text:p>
          </table:table-cell>
          <table:table-cell table:style-name="ce37" table:number-columns-repeated="5"/>
          <table:table-cell ns41:value-type="string" table:style-name="ce47" office:value-type="string">
            <text:p>3701900151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0.96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Kapell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00151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1.41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Kat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00151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11.86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Kattendijk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00151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2.31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Kerkwerv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2.76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Kloeting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1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3.21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Koewa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3.66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Kortgen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00151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14.11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Koudekerke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1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4.56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Krabbendijk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00151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5.01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Kruining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900151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5.46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Meliskerke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5.91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286" office:value-type="float">
            <text:p>286</text:p>
          </table:table-cell>
          <table:table-cell table:style-name="TL Data" table:number-columns-repeated="3"/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17" office:value-type="float">
            <text:p>517</text:p>
          </table:table-cell>
          <table:table-cell table:style-name="ce37" table:number-columns-repeated="5"/>
          <table:table-cell ns41:value-type="string" table:style-name="ce47" office:value-type="string">
            <text:p>3701900151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16.36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Neuzen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" office:value-type="float">
            <text:p>59</text:p>
          </table:table-cell>
          <table:table-cell table:style-name="ce37" table:number-columns-repeated="5"/>
          <table:table-cell ns41:value-type="string" table:style-name="ce47" office:value-type="string">
            <text:p>3701900151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6.81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Nieuwerker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style-name="ce37" table:number-columns-repeated="5"/>
          <table:table-cell ns41:value-type="string" table:style-name="ce47" office:value-type="string">
            <text:p>3701900151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7.26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Nieuw- en St. Joosland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00151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7.71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Nieuwvliet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00151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8.16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Nisse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1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18.61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Noordgouw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00151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9.0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Noordwelle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00151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9.5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Oostburg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" office:value-type="float">
            <text:p>47</text:p>
          </table:table-cell>
          <table:table-cell table:style-name="ce37" table:number-columns-repeated="5"/>
          <table:table-cell ns41:value-type="string" table:style-name="ce47" office:value-type="string">
            <text:p>3701900151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19.9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Oosterlan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0.4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Oostkapell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00151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6cm" draw:caption-point-y="0.275cm" svg:width="3.585cm" svg:x="3.804cm" draw:caption-point-x="-0.43cm" svg:y="320.85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Oost- en West-Soubu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00151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1.30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Ossenisse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00151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1.75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Oudeland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2.20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Oud-Vossemee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table:style-name="TL Data" table:number-columns-repeated="7"/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00151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22.65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Ouwerker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00151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3.10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Oversla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3.55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Ovezan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1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4.00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Philippin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00151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4.45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Poortvlie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00151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24.90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Reness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1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5.35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Retranchemen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00151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5.80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Rilland en Maire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1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6.25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Ritthe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1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6.70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as van Gent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900151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27.15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cherpeniss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9" office:value-type="float">
            <text:p>39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900151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7.60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choondijk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 table:number-columns-repeated="16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2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8.05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chore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10152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8.50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crooskerke (Schouwen)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2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8.95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crooskerke (Walcheren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10152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29.40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t. Annaland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910152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29.85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t. Anna ter Muid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2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0.30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t. Janste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2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0.75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t. Krui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2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1.20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t. Lauren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10152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6cm" draw:caption-point-y="0.275cm" svg:width="3.585cm" svg:x="3.804cm" draw:caption-point-x="-0.43cm" svg:y="331.65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t. Maartensdijk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0" office:value-type="float">
            <text:p>70</text:p>
          </table:table-cell>
          <table:table-cell table:style-name="ce37" table:number-columns-repeated="5"/>
          <table:table-cell ns41:value-type="string" table:style-name="ce47" office:value-type="string">
            <text:p>3701910152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2.10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t. Philipslan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2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2.55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luis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" office:value-type="float">
            <text:p>92</text:p>
          </table:table-cell>
          <table:table-cell table:style-name="ce37" table:number-columns-repeated="5"/>
          <table:table-cell ns41:value-type="string" table:style-name="ce47" office:value-type="string">
            <text:p>3701910152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3.00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tavenisse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2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33.45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Stoppeldijk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table:style-name="TL Data" table:number-columns-repeated="16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10152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3.90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Thole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" office:value-type="float">
            <text:p>92</text:p>
          </table:table-cell>
          <table:table-cell table:style-name="ce37" table:number-columns-repeated="5"/>
          <table:table-cell ns41:value-type="string" table:style-name="ce47" office:value-type="string">
            <text:p>3701910152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4.35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Veer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2" office:value-type="float">
            <text:p>72</text:p>
          </table:table-cell>
          <table:table-cell table:style-name="ce37" table:number-columns-repeated="5"/>
          <table:table-cell ns41:value-type="string" table:style-name="ce47" office:value-type="string">
            <text:p>3701910152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4.80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table:style-name="TL Data" table:number-columns-repeated="3"/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2" office:value-type="float">
            <text:p>292</text:p>
          </table:table-cell>
          <table:table-cell table:style-name="ce37" table:number-columns-repeated="5"/>
          <table:table-cell ns41:value-type="string" table:style-name="ce47" office:value-type="string">
            <text:p>3701910152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5.25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Vrouwenpold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2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35.70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Waar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2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6.15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Waterlandskerkj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2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6.60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Wemelding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10152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7.05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Westdorpe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10152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7.50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Westkapell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10152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37.95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Wissenkerk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2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8.40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Wolphaartsdij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2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8.85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IJerseko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10152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9.30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IJzendijk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2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39.75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Zaamslag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2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40.20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Zierikzee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 table:number-columns-repeated="4"/>
          <table:table-cell ns41:value-type="float" table:style-name="TL Data" office:value="345" office:value-type="float">
            <text:p>345</text:p>
          </table:table-cell>
          <table:table-cell table:style-name="TL Data" table:number-columns-repeated="3"/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07" office:value-type="float">
            <text:p>507</text:p>
          </table:table-cell>
          <table:table-cell table:style-name="ce37" table:number-columns-repeated="5"/>
          <table:table-cell ns41:value-type="string" table:style-name="ce47" office:value-type="string">
            <text:p>3701910152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40.6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Zonnemaire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2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41.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Zoutelan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10152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41.5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Zuiddorp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2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4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Zuidzand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2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6cm" draw:caption-point-y="0.275cm" svg:width="3.585cm" svg:x="3.804cm" draw:caption-point-x="-0.43cm" svg:y="342.44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210" office:value-type="float">
            <text:p>210</text:p>
          </table:table-cell>
          <table:table-cell table:style-name="TL Data" table:number-columns-repeated="4"/>
          <table:table-cell ns41:value-type="float" table:style-name="TL Data" office:value="1289" office:value-type="float">
            <text:p>1289</text:p>
          </table:table-cell>
          <table:table-cell table:style-name="TL Data" table:number-columns-repeated="3"/>
          <table:table-cell ns41:value-type="float" table:style-name="TL Data" office:value="319" office:value-type="float">
            <text:p>319</text:p>
          </table:table-cell>
          <table:table-cell table:style-name="TL Data" table:number-columns-repeated="2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991" office:value-type="float">
            <text:p>2991</text:p>
          </table:table-cell>
          <table:table-cell table:style-name="ce37" table:number-columns-repeated="5"/>
          <table:table-cell ns41:value-type="string" table:style-name="ce47" office:value-type="string">
            <text:p>3701910152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bcoude Baambrugg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3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bcoude Proostdij en Ansd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3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chttienhov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3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ong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10153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3" office:value-type="float">
            <text:p>283</text:p>
          </table:table-cell>
          <table:table-cell table:style-name="ce37" table:number-columns-repeated="5"/>
          <table:table-cell ns41:value-type="string" table:style-name="ce47" office:value-type="string">
            <text:p>3701910153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Baarn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4" office:value-type="float">
            <text:p>44</text:p>
          </table:table-cell>
          <table:table-cell table:style-name="ce37" table:number-columns-repeated="5"/>
          <table:table-cell ns41:value-type="string" table:style-name="ce47" office:value-type="string">
            <text:p>3701910153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Benschop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3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Bilt (de)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table:style-name="TL Data" table:number-columns-repeated="16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3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Breukelen Nijenrod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10153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Breukelen St. Pieters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table:style-name="TL Data" table:number-columns-repeated="16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10153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Buuni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10153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Bunschot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3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Cothe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3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Door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10153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Driebergen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910153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Eemne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3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Haarzuilens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3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Harmel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10153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Hoenkoop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10153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Hoogland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10153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Hout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3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Jaarsvel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3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Jutphaas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ce37" table:number-columns-repeated="5"/>
          <table:table-cell ns41:value-type="string" table:style-name="ce47" office:value-type="string">
            <text:p>3701910153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Kameri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10153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Kockengen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3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Laagnieuwkoop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3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Langbroe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10153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Leers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3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Leusd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10153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Linscho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3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Loen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10153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Loenersloo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3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Loosdrecht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910153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Lopi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10153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aar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10153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aarsse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1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10153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aarsseve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16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10153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aartensd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10153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10153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ijdrecht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10153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gtevech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20154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Odijk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20154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Oudenrhij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20154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Polsbro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20154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Renswoud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20154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Rhen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920154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Ruwi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20154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Rijsenburg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20154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Schalkwij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20154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Snelrewaard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20154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Soest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20154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Stoutenburg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20154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20154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Tull en 't Waal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20154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5" office:value-type="float">
            <text:p>385</text:p>
          </table:table-cell>
          <table:table-cell table:style-name="ce37" table:number-columns-repeated="5"/>
          <table:table-cell ns41:value-type="string" table:style-name="ce47" office:value-type="string">
            <text:p>3701920154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Veenendaa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20154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Veldhuizen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20154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Vinkeveen en Waverve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20154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Vleut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20154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Vreeland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20154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Vreesw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20154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Werkhov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20154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Westbro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20154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Willeskop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20154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Willige Langera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1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20154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Wilni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20154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Woudenberg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20154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Wijk bij Duursted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920154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IJsselstei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20154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gvel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20154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ijst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0" office:value-type="float">
            <text:p>80</text:p>
          </table:table-cell>
          <table:table-cell table:style-name="ce37" table:number-columns-repeated="5"/>
          <table:table-cell ns41:value-type="string" table:style-name="ce47" office:value-type="string">
            <text:p>3701920154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uijl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920154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93" office:value-type="float">
            <text:p>1593</text:p>
          </table:table-cell>
          <table:table-cell table:style-name="ce37" table:number-columns-repeated="5"/>
          <table:table-cell ns41:value-type="string" table:style-name="ce47" office:value-type="string">
            <text:p>3701920154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75.734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Achtkarspel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920155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76.184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Engwird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4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20155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76.634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Ameland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7"/>
          <table:table-cell ns41:value-type="float" table:style-name="TL Data" office:value="51" office:value-type="float">
            <text:p>51</text:p>
          </table:table-cell>
          <table:table-cell table:style-name="ce37" table:number-columns-repeated="5"/>
          <table:table-cell ns41:value-type="string" table:style-name="ce47" office:value-type="string">
            <text:p>3701920155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77.08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Baarderndee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920155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77.53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Barradeel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7"/>
          <table:table-cell ns41:value-type="float" table:style-name="TL Data" office:value="60" office:value-type="float">
            <text:p>60</text:p>
          </table:table-cell>
          <table:table-cell table:style-name="ce37" table:number-columns-repeated="5"/>
          <table:table-cell ns41:value-type="string" table:style-name="ce47" office:value-type="string">
            <text:p>3701920155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77.98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't Bildt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20155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78.43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Bolsward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7"/>
          <table:table-cell ns41:value-type="float" table:style-name="TL Data" office:value="70" office:value-type="float">
            <text:p>70</text:p>
          </table:table-cell>
          <table:table-cell table:style-name="ce37" table:number-columns-repeated="5"/>
          <table:table-cell ns41:value-type="string" table:style-name="ce47" office:value-type="string">
            <text:p>3701920155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78.88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Dantumadeel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20155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79.332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Dokkum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7"/>
          <table:table-cell ns41:value-type="float" table:style-name="TL Data" office:value="76" office:value-type="float">
            <text:p>76</text:p>
          </table:table-cell>
          <table:table-cell table:style-name="ce37" table:number-columns-repeated="5"/>
          <table:table-cell ns41:value-type="string" table:style-name="ce47" office:value-type="string">
            <text:p>3701920155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79.782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Doniawerstal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7"/>
          <table:table-cell ns41:value-type="float" table:style-name="TL Data" office:value="65" office:value-type="float">
            <text:p>65</text:p>
          </table:table-cell>
          <table:table-cell table:style-name="ce37" table:number-columns-repeated="5"/>
          <table:table-cell ns41:value-type="string" table:style-name="ce47" office:value-type="string">
            <text:p>3701920155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0.232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Ferwerderadeel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50" office:value-type="float">
            <text:p>50</text:p>
          </table:table-cell>
          <table:table-cell table:style-name="ce37" table:number-columns-repeated="5"/>
          <table:table-cell ns41:value-type="string" table:style-name="ce47" office:value-type="string">
            <text:p>3701920155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0.682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Francke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7"/>
          <table:table-cell ns41:value-type="float" table:style-name="TL Data" office:value="76" office:value-type="float">
            <text:p>76</text:p>
          </table:table-cell>
          <table:table-cell table:style-name="ce37" table:number-columns-repeated="5"/>
          <table:table-cell ns41:value-type="string" table:style-name="ce47" office:value-type="string">
            <text:p>3701920155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81.132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Franckerade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20155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1.581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Gaasterland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7"/>
          <table:table-cell ns41:value-type="float" table:style-name="TL Data" office:value="60" office:value-type="float">
            <text:p>60</text:p>
          </table:table-cell>
          <table:table-cell table:style-name="ce37" table:number-columns-repeated="5"/>
          <table:table-cell ns41:value-type="string" table:style-name="ce47" office:value-type="string">
            <text:p>3701920155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2.031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Harlingen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7"/>
          <table:table-cell ns41:value-type="float" table:style-name="TL Data" office:value="286" office:value-type="float">
            <text:p>286</text:p>
          </table:table-cell>
          <table:table-cell table:style-name="ce37" table:number-columns-repeated="5"/>
          <table:table-cell ns41:value-type="string" table:style-name="ce47" office:value-type="string">
            <text:p>3701920155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2.481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Haskerland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7"/>
          <table:table-cell ns41:value-type="float" table:style-name="TL Data" office:value="138" office:value-type="float">
            <text:p>138</text:p>
          </table:table-cell>
          <table:table-cell table:style-name="ce37" table:number-columns-repeated="5"/>
          <table:table-cell ns41:value-type="string" table:style-name="ce47" office:value-type="string">
            <text:p>3701920155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2.931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Hemelumer Oldephaert en Noordwold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7"/>
          <table:table-cell ns41:value-type="float" table:style-name="TL Data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920155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83.381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Hennaarderadeel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20155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3.8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Hindeloop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7"/>
          <table:table-cell ns41:value-type="float" table:style-name="TL Data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920155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4.2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Idaarderadeel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7"/>
          <table:table-cell ns41:value-type="float" table:style-name="TL Data" office:value="113" office:value-type="float">
            <text:p>113</text:p>
          </table:table-cell>
          <table:table-cell table:style-name="ce37" table:number-columns-repeated="5"/>
          <table:table-cell ns41:value-type="string" table:style-name="ce47" office:value-type="string">
            <text:p>3701920155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4.7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Kollumerland en Nieuwkruisland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7"/>
          <table:table-cell ns41:value-type="float" table:style-name="TL Data" office:value="61" office:value-type="float">
            <text:p>61</text:p>
          </table:table-cell>
          <table:table-cell table:style-name="ce37" table:number-columns-repeated="5"/>
          <table:table-cell ns41:value-type="string" table:style-name="ce47" office:value-type="string">
            <text:p>3701920155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5.1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7"/>
          <table:table-cell ns41:value-type="float" table:style-name="TL Data" office:value="391" office:value-type="float">
            <text:p>391</text:p>
          </table:table-cell>
          <table:table-cell table:style-name="ce37" table:number-columns-repeated="5"/>
          <table:table-cell ns41:value-type="string" table:style-name="ce47" office:value-type="string">
            <text:p>3701920155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6cm" draw:caption-point-y="0.275cm" svg:width="3.585cm" svg:x="3.804cm" draw:caption-point-x="-0.43cm" svg:y="385.629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Leeuwarderade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20155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6.079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Lemsterland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7"/>
          <table:table-cell ns41:value-type="float" table:style-name="TL Data" office:value="123" office:value-type="float">
            <text:p>123</text:p>
          </table:table-cell>
          <table:table-cell table:style-name="ce37" table:number-columns-repeated="5"/>
          <table:table-cell ns41:value-type="string" table:style-name="ce47" office:value-type="string">
            <text:p>3701920155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6.529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Menaldumadeel</text:p>
          </table:table-cell>
          <table:table-cell/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4"/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20155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6.979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Oostdongeradeel</text:p>
          </table:table-cell>
          <table:table-cell/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20155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87.429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Ooststellingwerf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14"/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20155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7.87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Opsterland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7"/>
          <table:table-cell ns41:value-type="float" table:style-name="TL Data" office:value="109" office:value-type="float">
            <text:p>109</text:p>
          </table:table-cell>
          <table:table-cell table:style-name="ce37" table:number-columns-repeated="5"/>
          <table:table-cell ns41:value-type="string" table:style-name="ce47" office:value-type="string">
            <text:p>3701920155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8.32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Rauwerderhem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20155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8.77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Schiermonnikoog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20155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89.22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Schoterland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7"/>
          <table:table-cell ns41:value-type="float" table:style-name="TL Data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920155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89.67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table:style-name="TL Data" table:number-columns-repeated="7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20155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90.127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Smallingerland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7"/>
          <table:table-cell ns41:value-type="float" table:style-name="TL Data" office:value="63" office:value-type="float">
            <text:p>63</text:p>
          </table:table-cell>
          <table:table-cell table:style-name="ce37" table:number-columns-repeated="5"/>
          <table:table-cell ns41:value-type="string" table:style-name="ce47" office:value-type="string">
            <text:p>3701920155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90.577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Sneek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7"/>
          <table:table-cell ns41:value-type="float" table:style-name="TL Data" office:value="157" office:value-type="float">
            <text:p>157</text:p>
          </table:table-cell>
          <table:table-cell table:style-name="ce37" table:number-columns-repeated="5"/>
          <table:table-cell ns41:value-type="string" table:style-name="ce47" office:value-type="string">
            <text:p>3701920155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91.027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Stavor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7"/>
          <table:table-cell ns41:value-type="float" table:style-name="TL Data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920155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91.477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Tietjerksteradeel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920155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91.927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Utingeradeel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7"/>
          <table:table-cell ns41:value-type="float" table:style-name="TL Data" office:value="55" office:value-type="float">
            <text:p>55</text:p>
          </table:table-cell>
          <table:table-cell table:style-name="ce37" table:number-columns-repeated="5"/>
          <table:table-cell ns41:value-type="string" table:style-name="ce47" office:value-type="string">
            <text:p>3701920155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92.376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Westdongeradee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920155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92.826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Weststellingwerf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08" office:value-type="float">
            <text:p>108</text:p>
          </table:table-cell>
          <table:table-cell table:style-name="ce37" table:number-columns-repeated="5"/>
          <table:table-cell ns41:value-type="string" table:style-name="ce47" office:value-type="string">
            <text:p>3701920155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93.276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Wonseradeel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7"/>
          <table:table-cell ns41:value-type="float" table:style-name="TL Data" office:value="200" office:value-type="float">
            <text:p>200</text:p>
          </table:table-cell>
          <table:table-cell table:style-name="ce37" table:number-columns-repeated="5"/>
          <table:table-cell ns41:value-type="string" table:style-name="ce47" office:value-type="string">
            <text:p>3701920155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93.726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Workum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7"/>
          <table:table-cell ns41:value-type="float" table:style-name="TL Data" office:value="83" office:value-type="float">
            <text:p>83</text:p>
          </table:table-cell>
          <table:table-cell table:style-name="ce37" table:number-columns-repeated="5"/>
          <table:table-cell ns41:value-type="string" table:style-name="ce47" office:value-type="string">
            <text:p>3701920155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4cm" svg:width="3.585cm" svg:x="3.804cm" draw:caption-point-x="-0.43cm" svg:y="394.176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Wijmbritseradeel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7"/>
          <table:table-cell ns41:value-type="float" table:style-name="TL Data" office:value="189" office:value-type="float">
            <text:p>189</text:p>
          </table:table-cell>
          <table:table-cell table:style-name="ce37" table:number-columns-repeated="5"/>
          <table:table-cell ns41:value-type="string" table:style-name="ce47" office:value-type="string">
            <text:p>3701920155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94.625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IJls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7"/>
          <table:table-cell ns41:value-type="float" table:style-name="TL Data" office:value="39" office:value-type="float">
            <text:p>39</text:p>
          </table:table-cell>
          <table:table-cell table:style-name="ce37" table:number-columns-repeated="5"/>
          <table:table-cell ns41:value-type="string" table:style-name="ce47" office:value-type="string">
            <text:p>3701920155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office:annotation draw:style-name="gr1" svg:height="1.959cm" draw:caption-point-y="0.275cm" svg:width="3.585cm" svg:x="3.804cm" draw:caption-point-x="-0.43cm" svg:y="395.075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5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178" office:value-type="float">
            <text:p>1178</text:p>
          </table:table-cell>
          <table:table-cell table:style-name="TL Data" table:number-columns-repeated="7"/>
          <table:table-cell ns41:value-type="float" table:style-name="TL Data" office:value="3172" office:value-type="float">
            <text:p>3172</text:p>
          </table:table-cell>
          <table:table-cell table:style-name="ce37" table:number-columns-repeated="5"/>
          <table:table-cell ns41:value-type="string" table:style-name="ce47" office:value-type="string">
            <text:p>3701920155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 (Stad)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8" office:value-type="float">
            <text:p>98</text:p>
          </table:table-cell>
          <table:table-cell table:style-name="ce37" table:number-columns-repeated="5"/>
          <table:table-cell ns41:value-type="string" table:style-name="ce47" office:value-type="string">
            <text:p>3701930156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 (Ambt)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930156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vereest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ce37" table:number-columns-repeated="5"/>
          <table:table-cell ns41:value-type="string" table:style-name="ce47" office:value-type="string">
            <text:p>3701930156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Bathm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30156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Blankenham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30156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Blokzijl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0" office:value-type="float">
            <text:p>60</text:p>
          </table:table-cell>
          <table:table-cell table:style-name="ce37" table:number-columns-repeated="5"/>
          <table:table-cell ns41:value-type="string" table:style-name="ce47" office:value-type="string">
            <text:p>3701930156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Born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16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30156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alfs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930156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lden (Stad)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30156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lden (Ambt)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30156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nekamp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71" office:value-type="float">
            <text:p>47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8" office:value-type="float">
            <text:p>518</text:p>
          </table:table-cell>
          <table:table-cell table:style-name="ce37" table:number-columns-repeated="5"/>
          <table:table-cell ns41:value-type="string" table:style-name="ce47" office:value-type="string">
            <text:p>3701930156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8" office:value-type="float">
            <text:p>408</text:p>
          </table:table-cell>
          <table:table-cell table:style-name="ce37" table:number-columns-repeated="5"/>
          <table:table-cell ns41:value-type="string" table:style-name="ce47" office:value-type="string">
            <text:p>3701930156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iepenhei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30156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iepenve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8" office:value-type="float">
            <text:p>98</text:p>
          </table:table-cell>
          <table:table-cell table:style-name="ce37" table:number-columns-repeated="5"/>
          <table:table-cell ns41:value-type="string" table:style-name="ce47" office:value-type="string">
            <text:p>3701930156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4" office:value-type="float">
            <text:p>134</text:p>
          </table:table-cell>
          <table:table-cell table:style-name="ce37" table:number-columns-repeated="5"/>
          <table:table-cell ns41:value-type="string" table:style-name="ce47" office:value-type="string">
            <text:p>3701930156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nemuid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8" office:value-type="float">
            <text:p>118</text:p>
          </table:table-cell>
          <table:table-cell table:style-name="ce37" table:number-columns-repeated="5"/>
          <table:table-cell ns41:value-type="string" table:style-name="ce47" office:value-type="string">
            <text:p>3701930156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iethoorn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2" office:value-type="float">
            <text:p>72</text:p>
          </table:table-cell>
          <table:table-cell table:style-name="ce37" table:number-columns-repeated="5"/>
          <table:table-cell ns41:value-type="string" table:style-name="ce47" office:value-type="string">
            <text:p>3701930156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oo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30156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rafhor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30156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ramsber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4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30156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Haaksberg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930156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Ham (den)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30156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Hardenberg (Stad)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30156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Hardenberg (Ambt)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table:style-name="ce37" table:number-columns-repeated="5"/>
          <table:table-cell ns41:value-type="string" table:style-name="ce47" office:value-type="string">
            <text:p>3701930156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Hasselt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930156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Heino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30156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Hellendoor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9" office:value-type="float">
            <text:p>89</text:p>
          </table:table-cell>
          <table:table-cell table:style-name="ce37" table:number-columns-repeated="5"/>
          <table:table-cell ns41:value-type="string" table:style-name="ce47" office:value-type="string">
            <text:p>3701930156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30156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Holt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39" office:value-type="float">
            <text:p>33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2" office:value-type="float">
            <text:p>372</text:p>
          </table:table-cell>
          <table:table-cell table:style-name="ce37" table:number-columns-repeated="5"/>
          <table:table-cell ns41:value-type="string" table:style-name="ce47" office:value-type="string">
            <text:p>3701930156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1" office:value-type="float">
            <text:p>281</text:p>
          </table:table-cell>
          <table:table-cell table:style-name="ce37" table:number-columns-repeated="5"/>
          <table:table-cell ns41:value-type="string" table:style-name="ce47" office:value-type="string">
            <text:p>3701930156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Kamperveen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30156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Kuinr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930156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6" office:value-type="float">
            <text:p>76</text:p>
          </table:table-cell>
          <table:table-cell table:style-name="ce37" table:number-columns-repeated="5"/>
          <table:table-cell ns41:value-type="string" table:style-name="ce47" office:value-type="string">
            <text:p>3701930156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Losser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85" office:value-type="float">
            <text:p>38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99" office:value-type="float">
            <text:p>599</text:p>
          </table:table-cell>
          <table:table-cell table:style-name="ce37" table:number-columns-repeated="5"/>
          <table:table-cell ns41:value-type="string" table:style-name="ce47" office:value-type="string">
            <text:p>3701930156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Markelo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30156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Nieuwleus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30156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Oldemark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930156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table:style-name="ce37" table:number-columns-repeated="5"/>
          <table:table-cell ns41:value-type="string" table:style-name="ce47" office:value-type="string">
            <text:p>3701930156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Olst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30156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Ommen (Stad)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table:style-name="ce37" table:number-columns-repeated="5"/>
          <table:table-cell ns41:value-type="string" table:style-name="ce47" office:value-type="string">
            <text:p>3701930156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Ommen (Ambt)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30157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Ootmarsu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930157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Raalt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30157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Rijss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30157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Staphorst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ce37" table:number-columns-repeated="5"/>
          <table:table-cell ns41:value-type="string" table:style-name="ce47" office:value-type="string">
            <text:p>3701930157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Steenwij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6" office:value-type="float">
            <text:p>76</text:p>
          </table:table-cell>
          <table:table-cell table:style-name="ce37" table:number-columns-repeated="5"/>
          <table:table-cell ns41:value-type="string" table:style-name="ce47" office:value-type="string">
            <text:p>3701930157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Steenwijkerwold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3" office:value-type="float">
            <text:p>123</text:p>
          </table:table-cell>
          <table:table-cell table:style-name="ce37" table:number-columns-repeated="5"/>
          <table:table-cell ns41:value-type="string" table:style-name="ce47" office:value-type="string">
            <text:p>3701930157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Tubberge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ce37" table:number-columns-repeated="5"/>
          <table:table-cell ns41:value-type="string" table:style-name="ce47" office:value-type="string">
            <text:p>3701930157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Vollenhove (Stad)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table:style-name="ce37" table:number-columns-repeated="5"/>
          <table:table-cell ns41:value-type="string" table:style-name="ce47" office:value-type="string">
            <text:p>3701930157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Vollenhove (Ambt)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930157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Vriezenve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30157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Wanneperve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ce37" table:number-columns-repeated="5"/>
          <table:table-cell ns41:value-type="string" table:style-name="ce47" office:value-type="string">
            <text:p>3701930157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Weerselo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5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30157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Wierd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930157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Wijh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30157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Wils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30157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IJsselmuid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30157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alk en Veecaten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30157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artsluis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table:style-name="ce37" table:number-columns-repeated="5"/>
          <table:table-cell ns41:value-type="string" table:style-name="ce47" office:value-type="string">
            <text:p>3701930157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4" office:value-type="float">
            <text:p>614</text:p>
          </table:table-cell>
          <table:table-cell table:style-name="ce37" table:number-columns-repeated="5"/>
          <table:table-cell ns41:value-type="string" table:style-name="ce47" office:value-type="string">
            <text:p>3701930157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rkerspel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930157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78" office:value-type="float">
            <text:p>1678</text:p>
          </table:table-cell>
          <table:table-cell table:style-name="TL Data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912" office:value-type="float">
            <text:p>4912</text:p>
          </table:table-cell>
          <table:table-cell table:style-name="ce37" table:number-columns-repeated="5"/>
          <table:table-cell ns41:value-type="string" table:style-name="ce47" office:value-type="string">
            <text:p>3701930157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dorp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40158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duar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40158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ppingedam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ce37" table:number-columns-repeated="5"/>
          <table:table-cell ns41:value-type="string" table:style-name="ce47" office:value-type="string">
            <text:p>3701940158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Baflo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40158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Bedum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ce37" table:number-columns-repeated="5"/>
          <table:table-cell ns41:value-type="string" table:style-name="ce47" office:value-type="string">
            <text:p>3701940158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Beerta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ce37" table:number-columns-repeated="5"/>
          <table:table-cell ns41:value-type="string" table:style-name="ce47" office:value-type="string">
            <text:p>3701940158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Bellingewold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40158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Bierum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40158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lfzijl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7" office:value-type="float">
            <text:p>67</text:p>
          </table:table-cell>
          <table:table-cell table:style-name="ce37" table:number-columns-repeated="5"/>
          <table:table-cell ns41:value-type="string" table:style-name="ce47" office:value-type="string">
            <text:p>3701940158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Eenrum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40158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Ezinge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40158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nsterwol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40158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9" office:value-type="float">
            <text:p>619</text:p>
          </table:table-cell>
          <table:table-cell table:style-name="ce37" table:number-columns-repeated="5"/>
          <table:table-cell ns41:value-type="string" table:style-name="ce47" office:value-type="string">
            <text:p>3701940158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otegast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940158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ijpsker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40158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ar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40158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oogezand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style-name="ce37" table:number-columns-repeated="5"/>
          <table:table-cell ns41:value-type="string" table:style-name="ce47" office:value-type="string">
            <text:p>3701940158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oogker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40158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Kanten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40158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Kloosterbu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40158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Leek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ce37" table:number-columns-repeated="5"/>
          <table:table-cell ns41:value-type="string" table:style-name="ce47" office:value-type="string">
            <text:p>3701940158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Leens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940158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Loppersu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40158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Maru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40158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Meed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40158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Middelstum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ce37" table:number-columns-repeated="5"/>
          <table:table-cell ns41:value-type="string" table:style-name="ce47" office:value-type="string">
            <text:p>3701940158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Midwol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40158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Muntendam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40158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Nieuwe Pekela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40158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Nieuwe Schan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40158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Nieuwold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40158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Noordbro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40158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Noorddijk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40158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Oldehov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40158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Oldekerk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40158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Onstwedd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40158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Oude Pekela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940158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Sappemeer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940158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Scheemda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ce37" table:number-columns-repeated="5"/>
          <table:table-cell ns41:value-type="string" table:style-name="ce47" office:value-type="string">
            <text:p>3701940158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Slochter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style-name="ce37" table:number-columns-repeated="5"/>
          <table:table-cell ns41:value-type="string" table:style-name="ce47" office:value-type="string">
            <text:p>3701940158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Stedu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40159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Ten Boe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940159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Termunt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940159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Uithuistermeed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40159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Uithuiz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40159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Ulrum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940159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Usquer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40159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ce37" table:number-columns-repeated="5"/>
          <table:table-cell ns41:value-type="string" table:style-name="ce47" office:value-type="string">
            <text:p>3701940159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Vlagtwedd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40159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arff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40159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d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40159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ildervank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940159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inschot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40159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insu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40159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't Zand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40159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Zuidbroe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40159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Zuidhor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940159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25" office:value-type="float">
            <text:p>2125</text:p>
          </table:table-cell>
          <table:table-cell table:style-name="ce37" table:number-columns-repeated="5"/>
          <table:table-cell ns41:value-type="string" table:style-name="ce47" office:value-type="string">
            <text:p>3701940159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Anlo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50160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Ass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950160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Beil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50160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Borg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50160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Coevord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ce37" table:number-columns-repeated="5"/>
          <table:table-cell ns41:value-type="string" table:style-name="ce47" office:value-type="string">
            <text:p>3701950160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Dal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50160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Diev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50160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Dwingelo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0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Eeld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50160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50160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asselt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50160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iet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0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Havelt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50160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ce37" table:number-columns-repeated="5"/>
          <table:table-cell ns41:value-type="string" table:style-name="ce47" office:value-type="string">
            <text:p>3701950160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style-name="ce37" table:number-columns-repeated="5"/>
          <table:table-cell ns41:value-type="string" table:style-name="ce47" office:value-type="string">
            <text:p>3701950160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Norg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3" office:value-type="float">
            <text:p>123</text:p>
          </table:table-cell>
          <table:table-cell table:style-name="ce37" table:number-columns-repeated="5"/>
          <table:table-cell ns41:value-type="string" table:style-name="ce47" office:value-type="string">
            <text:p>3701950160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Nijeve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4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50160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Odoor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0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Oosterhesselen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0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Peiz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0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Rod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50160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Rol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50160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Ruin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50160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Ruinerwold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950160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Sle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0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Smild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50160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ledde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50160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50160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Westerbor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0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Wijk (de)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50160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uidlar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50160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uidwold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0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50160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73" office:value-type="float">
            <text:p>773</text:p>
          </table:table-cell>
          <table:table-cell table:style-name="ce37" table:number-columns-repeated="5"/>
          <table:table-cell ns41:value-type="string" table:style-name="ce47" office:value-type="string">
            <text:p>3701950160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Ambij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1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Amstenra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1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Arcen en Veld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50161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aexe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50161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eegd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50161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eck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950161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eesel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1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elfel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50161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emel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1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erg en Terblijt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50161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4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50161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ingelra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50161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ocholtz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1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orgh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50161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orn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4"/>
          <table:table-cell ns41:value-type="float" table:style-name="TL Data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50161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roekhuijs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50161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roeksittard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1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runssum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1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uggenu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1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un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50161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Cadier en Keer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50161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Echt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950161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Elsloo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50161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Eijgelshov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50161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Eijsden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950161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leen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55" office:value-type="float">
            <text:p>55</text:p>
          </table:table-cell>
          <table:table-cell table:style-name="ce37" table:number-columns-repeated="5"/>
          <table:table-cell ns41:value-type="string" table:style-name="ce47" office:value-type="string">
            <text:p>3701950161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nnep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ce37" table:number-columns-repeated="5"/>
          <table:table-cell ns41:value-type="string" table:style-name="ce47" office:value-type="string">
            <text:p>3701950161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ul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50161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rathem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50161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revenbicht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5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50161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ronsfeld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ce37" table:number-columns-repeated="5"/>
          <table:table-cell ns41:value-type="string" table:style-name="ce47" office:value-type="string">
            <text:p>3701950161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rubbenvors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1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ulp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5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1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ael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50161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eel en Panheel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1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eer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50161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950161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elden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950161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erkenbosch en Melick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50161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ert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50161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eijthuijs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50161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oensbroek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950161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or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50161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orst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50161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outhe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501610104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ulsberg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9501610104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unsel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501610104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Itte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501610104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Ittervoort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501610104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Jabeek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501610105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501610105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Kessel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501610105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Klimmen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501610105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Limbricht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960162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Linn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60162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bracht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60162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bre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4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60162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niel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60162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9" office:value-type="float">
            <text:p>279</text:p>
          </table:table-cell>
          <table:table-cell table:style-name="ce37" table:number-columns-repeated="5"/>
          <table:table-cell ns41:value-type="string" table:style-name="ce47" office:value-type="string">
            <text:p>3701960162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rgrat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60162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eerlo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60162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eerss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60162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erkelbeek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60162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esch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60162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eijel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60162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heer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60162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ontfor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2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ook en Middelaa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unstergele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60162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Nederweert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60162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Neer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60162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Neeritter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60162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Nieuwenha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Nieuwstadt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601620102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Noorbee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2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Nunhe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20102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Nuth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601620102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Obbicht en Papenhov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601620102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Ohe en Laa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601620102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Oirsbeek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601620102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Ottersu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2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Oud-Valkenburg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601620102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Oud-Vroenhoven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9601620103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Posterholt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601620103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imburg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3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ggel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601620103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oster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20103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3" office:value-type="float">
            <text:p>113</text:p>
          </table:table-cell>
          <table:table-cell table:style-name="ce37" table:number-columns-repeated="5"/>
          <table:table-cell ns41:value-type="string" table:style-name="ce47" office:value-type="string">
            <text:p>37019601620103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ijckholt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ce37" table:number-columns-repeated="5"/>
          <table:table-cell ns41:value-type="string" table:style-name="ce47" office:value-type="string">
            <text:p>37019601620103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chaesberg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20103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chimmert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601620103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chinnen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601620103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chin op Geull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4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chinveld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601620104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evenu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20104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impelveld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601620104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t. Geertruid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601620104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t. Odilienberg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601620104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t. Piet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601620104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ittard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table:style-name="ce37" table:number-columns-repeated="5"/>
          <table:table-cell ns41:value-type="string" table:style-name="ce47" office:value-type="string">
            <text:p>37019601620104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lenak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601620104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paubeek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601620104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tein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9601620105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tevensweert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9601620105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tamproij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601620105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truch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601620105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uster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60163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walm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60163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Tegel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60163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Thor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60163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Ubach over Worms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60163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Ulestrat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60163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Urmond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960163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Vaals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60163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60163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7" office:value-type="float">
            <text:p>97</text:p>
          </table:table-cell>
          <table:table-cell table:style-name="ce37" table:number-columns-repeated="5"/>
          <table:table-cell ns41:value-type="string" table:style-name="ce47" office:value-type="string">
            <text:p>3701960163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Venraij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601630101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Vlodrop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601630101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Voerendaal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9601630101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Wanssum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601630101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Weert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601630101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Wesse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30101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Witt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4"/>
          <table:table-cell ns41:value-type="float" table:style-name="TL Data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601630101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Wijlr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601630101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Wijnandsra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601630101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09" office:value-type="float">
            <text:p>2309</text:p>
          </table:table-cell>
          <table:table-cell table:style-name="ce37" table:number-columns-repeated="5"/>
          <table:table-cell ns41:value-type="string" table:style-name="ce47" office:value-type="string">
            <text:p>37019601630102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515" office:value-type="float">
            <text:p>3515</text:p>
          </table:table-cell>
          <table:table-cell table:style-name="ce37" table:number-columns-repeated="5"/>
          <table:table-cell ns41:value-type="string" table:style-name="ce47" office:value-type="string">
            <text:p>370197016401001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5418" office:value-type="float">
            <text:p>5418</text:p>
          </table:table-cell>
          <table:table-cell table:style-name="ce37" table:number-columns-repeated="5"/>
          <table:table-cell ns41:value-type="string" table:style-name="ce47" office:value-type="string">
            <text:p>370197016401002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2731" office:value-type="float">
            <text:p>273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3730" office:value-type="float">
            <text:p>3730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3036" office:value-type="float">
            <text:p>13036</text:p>
          </table:table-cell>
          <table:table-cell table:style-name="ce37" table:number-columns-repeated="5"/>
          <table:table-cell ns41:value-type="string" table:style-name="ce47" office:value-type="string">
            <text:p>370197016401003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3376" office:value-type="float">
            <text:p>3376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309" office:value-type="float">
            <text:p>3309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/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2201" office:value-type="float">
            <text:p>12201</text:p>
          </table:table-cell>
          <table:table-cell table:style-name="ce37" table:number-columns-repeated="5"/>
          <table:table-cell ns41:value-type="string" table:style-name="ce47" office:value-type="string">
            <text:p>370197016401004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Zeeland/1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210" office:value-type="float">
            <text:p>210</text:p>
          </table:table-cell>
          <table:table-cell table:style-name="TL Data" table:number-columns-repeated="4"/>
          <table:table-cell ns41:value-type="float" table:style-name="TL Data" office:value="1289" office:value-type="float">
            <text:p>1289</text:p>
          </table:table-cell>
          <table:table-cell table:style-name="TL Data" table:number-columns-repeated="3"/>
          <table:table-cell ns41:value-type="float" table:style-name="TL Data" office:value="319" office:value-type="float">
            <text:p>319</text:p>
          </table:table-cell>
          <table:table-cell table:style-name="TL Data" table:number-columns-repeated="2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991" office:value-type="float">
            <text:p>2991</text:p>
          </table:table-cell>
          <table:table-cell table:style-name="ce37" table:number-columns-repeated="5"/>
          <table:table-cell ns41:value-type="string" table:style-name="ce47" office:value-type="string">
            <text:p>370197016401005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93" office:value-type="float">
            <text:p>1593</text:p>
          </table:table-cell>
          <table:table-cell table:style-name="ce37" table:number-columns-repeated="5"/>
          <table:table-cell ns41:value-type="string" table:style-name="ce47" office:value-type="string">
            <text:p>370197016401006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Friesland/2</text:p>
          </table:table-cell>
          <table:table-cell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5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178" office:value-type="float">
            <text:p>1178</text:p>
          </table:table-cell>
          <table:table-cell table:style-name="TL Data" table:number-columns-repeated="7"/>
          <table:table-cell ns41:value-type="float" table:style-name="TL Data" office:value="3172" office:value-type="float">
            <text:p>3172</text:p>
          </table:table-cell>
          <table:table-cell table:style-name="ce37" table:number-columns-repeated="5"/>
          <table:table-cell ns41:value-type="string" table:style-name="ce47" office:value-type="string">
            <text:p>370197016401007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78" office:value-type="float">
            <text:p>1678</text:p>
          </table:table-cell>
          <table:table-cell table:style-name="TL Data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912" office:value-type="float">
            <text:p>4912</text:p>
          </table:table-cell>
          <table:table-cell table:style-name="ce37" table:number-columns-repeated="5"/>
          <table:table-cell ns41:value-type="string" table:style-name="ce47" office:value-type="string">
            <text:p>370197016401008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25" office:value-type="float">
            <text:p>2125</text:p>
          </table:table-cell>
          <table:table-cell table:style-name="ce37" table:number-columns-repeated="5"/>
          <table:table-cell ns41:value-type="string" table:style-name="ce47" office:value-type="string">
            <text:p>370197016401009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73" office:value-type="float">
            <text:p>773</text:p>
          </table:table-cell>
          <table:table-cell table:style-name="ce37" table:number-columns-repeated="5"/>
          <table:table-cell ns41:value-type="string" table:style-name="ce47" office:value-type="string">
            <text:p>370197016401010</text:p>
          </table:table-cell>
          <table:table-cell table:number-columns-repeated="997"/>
        </table:table-row>
        <table:table-row table:style-name="ro3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09" office:value-type="float">
            <text:p>2309</text:p>
          </table:table-cell>
          <table:table-cell table:style-name="ce37" table:number-columns-repeated="5"/>
          <table:table-cell ns41:value-type="string" table:style-name="ce47" office:value-type="string">
            <text:p>370197016401011</text:p>
          </table:table-cell>
          <table:table-cell table:number-columns-repeated="997"/>
        </table:table-row>
        <table:table-row table:style-name="ro1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ALGEMEEN TOTAAL</text:p>
          </table:table-cell>
          <table:table-cell/>
          <table:table-cell ns41:value-type="float" table:style-name="TL Data" office:value="14491" office:value-type="float">
            <text:p>14491</text:p>
          </table:table-cell>
          <table:table-cell ns41:value-type="float" table:style-name="TL Data" office:value="2682" office:value-type="float">
            <text:p>2682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2210" office:value-type="float">
            <text:p>2210</text:p>
          </table:table-cell>
          <table:table-cell ns41:value-type="float" table:style-name="TL Data" office:value="11262" office:value-type="float">
            <text:p>11262</text:p>
          </table:table-cell>
          <table:table-cell ns41:value-type="float" table:style-name="TL Data" office:value="2227" office:value-type="float">
            <text:p>2227</text:p>
          </table:table-cell>
          <table:table-cell ns41:value-type="float" table:style-name="TL Data" office:value="4727" office:value-type="float">
            <text:p>472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06" office:value-type="float">
            <text:p>4406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3204" office:value-type="float">
            <text:p>3204</text:p>
          </table:table-cell>
          <table:table-cell ns41:value-type="float" table:style-name="TL Data" office:value="52045" office:value-type="float">
            <text:p>52045</text:p>
          </table:table-cell>
          <table:table-cell table:style-name="ce38" table:number-columns-repeated="5"/>
          <table:table-cell ns41:value-type="string" table:style-name="ce48" office:value-type="string">
            <text:p>370197016401012</text:p>
          </table:table-cell>
          <table:table-cell table:number-columns-repeated="997"/>
        </table:table-row>
        <table:table-row table:style-name="ro3" table:number-rows-repeated="10474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nbewoonde_20_huizen" style:page-layout-name="Mpm3" style:display-name="PageStyle_Onbewoonde huiz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4-02-25T13:12:04</meta:creation-date>
    <dc:creator>Yamit</dc:creator>
    <dc:date>2004-12-20T12:56:27</dc:date>
    <meta:document-statistic meta:object-count="0" meta:cell-count="10930" meta:table-count="1"/>
    <meta:generator>ODFPY/1.3.0dev</meta:generator>
  </office:meta>
</office:document-meta>
</file>